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fo:keep-with-next="always"/>
    </style:style>
    <style:style style:name="P2" style:family="paragraph" style:parent-style-name="body">
      <style:paragraph-properties fo:margin-left="0cm" fo:margin-right="0cm" fo:orphans="2" fo:widows="2" fo:text-indent="0cm" style:auto-text-indent="false"/>
    </style:style>
    <style:style style:name="P3" style:family="paragraph" style:parent-style-name="code">
      <style:paragraph-properties fo:orphans="2" fo:widows="2"/>
    </style:style>
    <style:style style:name="P4" style:family="paragraph" style:parent-style-name="body">
      <style:paragraph-properties fo:orphans="2" fo:widows="2"/>
    </style:style>
    <style:style style:name="P5" style:family="paragraph" style:parent-style-name="bullet2">
      <style:paragraph-properties fo:margin-top="0cm" fo:margin-bottom="0.035cm" fo:orphans="2" fo:widows="2"/>
    </style:style>
    <style:style style:name="P6" style:family="paragraph" style:parent-style-name="body">
      <style:paragraph-properties fo:orphans="2" fo:widows="2"/>
    </style:style>
    <style:style style:name="P7" style:family="paragraph" style:parent-style-name="Standard">
      <style:paragraph-properties fo:margin-top="0cm" fo:margin-bottom="0cm" fo:orphans="2" fo:widows="2"/>
    </style:style>
    <style:style style:name="P8" style:family="paragraph" style:parent-style-name="Standard">
      <style:paragraph-properties fo:margin-top="0cm" fo:margin-bottom="2.54cm" style:line-height-at-least="0.353cm" fo:orphans="2" fo:widows="2"/>
    </style:style>
    <style:style style:name="P9" style:family="paragraph" style:parent-style-name="Standard">
      <style:paragraph-properties fo:margin-top="0.423cm" fo:margin-bottom="0cm" style:line-height-at-least="0.353cm" fo:orphans="2" fo:widows="2" fo:keep-with-next="always"/>
    </style:style>
    <style:style style:name="P10" style:family="paragraph" style:parent-style-name="body">
      <style:paragraph-properties fo:orphans="2" fo:widows="2" fo:keep-with-next="always"/>
    </style:style>
    <style:style style:name="P11" style:family="paragraph" style:parent-style-name="bullet">
      <style:paragraph-properties fo:margin-top="0cm" fo:margin-bottom="0.176cm" fo:orphans="2" fo:widows="2"/>
    </style:style>
    <style:style style:name="P12" style:family="paragraph" style:parent-style-name="code">
      <style:paragraph-properties fo:orphans="2" fo:widows="2"/>
    </style:style>
    <style:style style:name="P13" style:family="paragraph" style:parent-style-name="bullet2">
      <style:paragraph-properties fo:margin-top="0cm" fo:margin-bottom="0.035cm" fo:orphans="2" fo:widows="2"/>
    </style:style>
    <style:style style:name="P14" style:family="paragraph" style:parent-style-name="Heading_20_2">
      <style:paragraph-properties fo:margin-top="0cm" fo:margin-bottom="0.141cm" fo:orphans="2" fo:widows="2"/>
    </style:style>
    <style:style style:name="P15" style:family="paragraph" style:parent-style-name="bullet2">
      <style:paragraph-properties fo:margin-top="0cm" fo:margin-bottom="0.035cm" fo:orphans="2" fo:widows="2"/>
    </style:style>
    <style:style style:name="P16" style:family="paragraph" style:parent-style-name="code">
      <style:paragraph-properties fo:orphans="2" fo:widows="2"/>
    </style:style>
    <style:style style:name="P17" style:family="paragraph" style:parent-style-name="body">
      <style:paragraph-properties fo:margin-left="0cm" fo:margin-right="0cm" fo:orphans="2" fo:widows="2" fo:text-indent="0cm" style:auto-text-indent="false"/>
    </style:style>
    <style:style style:name="P18" style:family="paragraph" style:parent-style-name="body">
      <style:paragraph-properties fo:orphans="2" fo:widows="2"/>
      <style:text-properties style:font-name="Courier New1"/>
    </style:style>
    <style:style style:name="P19" style:family="paragraph" style:parent-style-name="body">
      <style:paragraph-properties fo:orphans="2" fo:widows="2"/>
    </style:style>
    <style:style style:name="P20" style:family="paragraph" style:parent-style-name="body">
      <style:paragraph-properties fo:orphans="2" fo:widows="2" fo:keep-with-next="always"/>
    </style:style>
    <style:style style:name="P21" style:family="paragraph" style:parent-style-name="Heading_20_1" style:master-page-name="Standard">
      <style:paragraph-properties fo:margin-top="0cm" fo:margin-bottom="0cm" fo:orphans="2" fo:widows="2" style:page-number="auto"/>
    </style:style>
    <style:style style:name="P22" style:family="paragraph" style:parent-style-name="Heading_20_3">
      <style:paragraph-properties fo:orphans="2" fo:widows="2"/>
    </style:style>
    <style:style style:name="P23" style:family="paragraph" style:parent-style-name="Heading_20_3">
      <style:paragraph-properties fo:margin-top="0.106cm" fo:margin-bottom="0.176cm" fo:orphans="2" fo:widows="2"/>
    </style:style>
    <style:style style:name="P24" style:family="paragraph" style:parent-style-name="Heading_20_3">
      <style:paragraph-properties fo:margin-top="0.071cm" fo:margin-bottom="0.176cm" fo:orphans="2" fo:widows="2"/>
    </style:style>
    <style:style style:name="P25" style:family="paragraph" style:parent-style-name="sectionheading">
      <style:paragraph-properties fo:margin-top="0.106cm" fo:margin-bottom="0.141cm" fo:orphans="2" fo:widows="2"/>
    </style:style>
    <style:style style:name="P26" style:family="paragraph" style:parent-style-name="sectionheading">
      <style:paragraph-properties fo:margin-top="0.071cm" fo:margin-bottom="0.141cm"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2"/>
    </style:style>
    <style:style style:name="T5" style:family="text">
      <style:text-properties style:font-name="Courier New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1753088" text:id="ct105553181753088">
          <text:format-change>
            <office:change-info>
              <dc:creator>Michael Bouschen</dc:creator>
              <dc:date>2021-07-18T22:29:00</dc:date>
            </office:change-info>
          </text:format-change>
        </text:changed-region>
        <text:changed-region xml:id="ct105553182261248" text:id="ct105553182261248">
          <text:format-change>
            <office:change-info>
              <dc:creator>Michael Bouschen</dc:creator>
              <dc:date>2021-07-18T22:30:00</dc:date>
            </office:change-info>
          </text:format-change>
        </text:changed-region>
        <text:changed-region xml:id="ct105553181670400" text:id="ct105553181670400">
          <text:format-change>
            <office:change-info>
              <dc:creator>Michael Bouschen</dc:creator>
              <dc:date>2021-07-18T22:30:00</dc:date>
            </office:change-info>
          </text:format-change>
        </text:changed-region>
        <text:changed-region xml:id="ct105553182080192" text:id="ct105553182080192">
          <text:deletion>
            <office:change-info>
              <dc:creator>Michael Bouschen</dc:creator>
              <dc:date>2021-07-18T22:28:00</dc:date>
            </office:change-info>
            <text:p text:style-name="P1"/>
            <text:p text:style-name="P2"/>
          </text:deletion>
        </text:changed-region>
        <text:changed-region xml:id="ct105553181283008" text:id="ct105553181283008">
          <text:deletion>
            <office:change-info>
              <dc:creator>Michael Bouschen</dc:creator>
              <dc:date>2021-07-18T22:28:00</dc:date>
            </office:change-info>
            <text:p text:style-name="P1"/>
            <text:p text:style-name="P3"/>
          </text:deletion>
        </text:changed-region>
        <text:changed-region xml:id="ct105553181739648" text:id="ct105553181739648">
          <text:format-change>
            <office:change-info>
              <dc:creator>Michael Bouschen</dc:creator>
              <dc:date>2021-07-18T22:30:00</dc:date>
            </office:change-info>
          </text:format-change>
        </text:changed-region>
        <text:changed-region xml:id="ct105553182323456" text:id="ct105553182323456">
          <text:format-change>
            <office:change-info>
              <dc:creator>Michael Bouschen</dc:creator>
              <dc:date>2021-07-18T22:30:00</dc:date>
            </office:change-info>
          </text:format-change>
        </text:changed-region>
        <text:changed-region xml:id="ct105553182075776" text:id="ct105553182075776">
          <text:deletion>
            <office:change-info>
              <dc:creator>Michael Bouschen</dc:creator>
              <dc:date>2021-07-18T22:29:00</dc:date>
            </office:change-info>
            <text:p text:style-name="P1"/>
            <text:p text:style-name="P3"/>
          </text:deletion>
        </text:changed-region>
        <text:changed-region xml:id="ct105553181303424" text:id="ct105553181303424">
          <text:format-change>
            <office:change-info>
              <dc:creator>Michael Bouschen</dc:creator>
              <dc:date>2021-07-18T22:30:00</dc:date>
            </office:change-info>
          </text:format-change>
        </text:changed-region>
        <text:changed-region xml:id="ct105553181661760" text:id="ct105553181661760">
          <text:format-change>
            <office:change-info>
              <dc:creator>Michael Bouschen</dc:creator>
              <dc:date>2021-07-18T22:31:00</dc:date>
            </office:change-info>
          </text:format-change>
        </text:changed-region>
        <text:changed-region xml:id="ct105553181744256" text:id="ct105553181744256">
          <text:format-change>
            <office:change-info>
              <dc:creator>Michael Bouschen</dc:creator>
              <dc:date>2021-07-18T22:31:00</dc:date>
            </office:change-info>
          </text:format-change>
        </text:changed-region>
        <text:changed-region xml:id="ct105553182261632" text:id="ct105553182261632">
          <text:deletion>
            <office:change-info>
              <dc:creator>Michael Bouschen</dc:creator>
              <dc:date>2021-07-18T22:30:00</dc:date>
            </office:change-info>
            <text:p text:style-name="P1"/>
            <text:p text:style-name="P3"/>
          </text:deletion>
        </text:changed-region>
        <text:changed-region xml:id="ct105553181701440" text:id="ct105553181701440">
          <text:deletion>
            <office:change-info>
              <dc:creator>Michael Bouschen</dc:creator>
              <dc:date>2021-07-18T22:31:00</dc:date>
            </office:change-info>
            <text:p text:style-name="P1"/>
            <text:p text:style-name="P3"/>
          </text:deletion>
        </text:changed-region>
        <text:changed-region xml:id="ct105553182269312" text:id="ct105553182269312">
          <text:format-change>
            <office:change-info>
              <dc:creator>Michael Bouschen</dc:creator>
              <dc:date>2021-07-18T22:32:00</dc:date>
            </office:change-info>
          </text:format-change>
        </text:changed-region>
        <text:changed-region xml:id="ct105553181299008" text:id="ct105553181299008">
          <text:format-change>
            <office:change-info>
              <dc:creator>Michael Bouschen</dc:creator>
              <dc:date>2021-07-18T22:32:00</dc:date>
            </office:change-info>
          </text:format-change>
        </text:changed-region>
        <text:changed-region xml:id="ct105553181703552" text:id="ct105553181703552">
          <text:format-change>
            <office:change-info>
              <dc:creator>Michael Bouschen</dc:creator>
              <dc:date>2021-07-18T22:32:00</dc:date>
            </office:change-info>
          </text:format-change>
        </text:changed-region>
        <text:changed-region xml:id="ct105553182220736" text:id="ct105553182220736">
          <text:format-change>
            <office:change-info>
              <dc:creator>Michael Bouschen</dc:creator>
              <dc:date>2021-07-18T22:32:00</dc:date>
            </office:change-info>
          </text:format-change>
        </text:changed-region>
        <text:changed-region xml:id="ct105553182212288" text:id="ct105553182212288">
          <text:deletion>
            <office:change-info>
              <dc:creator>Michael Bouschen</dc:creator>
              <dc:date>2021-07-18T22:31:00</dc:date>
            </office:change-info>
            <text:p text:style-name="P1"/>
            <text:p text:style-name="P4"/>
          </text:deletion>
        </text:changed-region>
        <text:changed-region xml:id="ct105553181723264" text:id="ct105553181723264">
          <text:format-change>
            <office:change-info>
              <dc:creator>Michael Bouschen</dc:creator>
              <dc:date>2021-07-18T22:31:00</dc:date>
            </office:change-info>
          </text:format-change>
        </text:changed-region>
        <text:changed-region xml:id="ct105553182325760" text:id="ct105553182325760">
          <text:format-change>
            <office:change-info>
              <dc:creator>Michael Bouschen</dc:creator>
              <dc:date>2021-07-18T22:32:00</dc:date>
            </office:change-info>
          </text:format-change>
        </text:changed-region>
        <text:changed-region xml:id="ct105553181750976" text:id="ct105553181750976">
          <text:deletion>
            <office:change-info>
              <dc:creator>Michael Bouschen</dc:creator>
              <dc:date>2021-07-18T22:31:00</dc:date>
            </office:change-info>
            <text:p text:style-name="P1"/>
            <text:p text:style-name="P3"/>
          </text:deletion>
        </text:changed-region>
        <text:changed-region xml:id="ct105553181303040" text:id="ct105553181303040">
          <text:format-change>
            <office:change-info>
              <dc:creator>Michael Bouschen</dc:creator>
              <dc:date>2021-07-18T22:32:00</dc:date>
            </office:change-info>
          </text:format-change>
        </text:changed-region>
        <text:changed-region xml:id="ct105553181627456" text:id="ct105553181627456">
          <text:format-change>
            <office:change-info>
              <dc:creator>Michael Bouschen</dc:creator>
              <dc:date>2021-07-18T22:31:00</dc:date>
            </office:change-info>
          </text:format-change>
        </text:changed-region>
        <text:changed-region xml:id="ct105553182278976" text:id="ct105553182278976">
          <text:format-change>
            <office:change-info>
              <dc:creator>Michael Bouschen</dc:creator>
              <dc:date>2021-07-18T22:32:00</dc:date>
            </office:change-info>
          </text:format-change>
        </text:changed-region>
        <text:changed-region xml:id="ct105553182255616" text:id="ct105553182255616">
          <text:format-change>
            <office:change-info>
              <dc:creator>Michael Bouschen</dc:creator>
              <dc:date>2021-07-18T22:33:00</dc:date>
            </office:change-info>
          </text:format-change>
        </text:changed-region>
        <text:changed-region xml:id="ct105553181373184" text:id="ct105553181373184">
          <text:format-change>
            <office:change-info>
              <dc:creator>Michael Bouschen</dc:creator>
              <dc:date>2021-07-18T22:33:00</dc:date>
            </office:change-info>
          </text:format-change>
        </text:changed-region>
        <text:changed-region xml:id="ct105553182246400" text:id="ct105553182246400">
          <text:deletion>
            <office:change-info>
              <dc:creator>Michael Bouschen</dc:creator>
              <dc:date>2021-07-18T22:33:00</dc:date>
            </office:change-info>
            <text:p text:style-name="P1"/>
            <text:p text:style-name="P3"/>
          </text:deletion>
        </text:changed-region>
        <text:changed-region xml:id="ct105553181333120" text:id="ct105553181333120">
          <text:format-change>
            <office:change-info>
              <dc:creator>Michael Bouschen</dc:creator>
              <dc:date>2021-07-18T22:33:00</dc:date>
            </office:change-info>
          </text:format-change>
        </text:changed-region>
        <text:changed-region xml:id="ct105553181550528" text:id="ct105553181550528">
          <text:format-change>
            <office:change-info>
              <dc:creator>Michael Bouschen</dc:creator>
              <dc:date>2021-07-18T22:34:00</dc:date>
            </office:change-info>
          </text:format-change>
        </text:changed-region>
        <text:changed-region xml:id="ct105553181305920" text:id="ct105553181305920">
          <text:format-change>
            <office:change-info>
              <dc:creator>Michael Bouschen</dc:creator>
              <dc:date>2021-07-18T22:34:00</dc:date>
            </office:change-info>
          </text:format-change>
        </text:changed-region>
        <text:changed-region xml:id="ct105553181363584" text:id="ct105553181363584">
          <text:format-change>
            <office:change-info>
              <dc:creator>Michael Bouschen</dc:creator>
              <dc:date>2021-07-18T22:34:00</dc:date>
            </office:change-info>
          </text:format-change>
        </text:changed-region>
        <text:changed-region xml:id="ct105553181290304" text:id="ct105553181290304">
          <text:format-change>
            <office:change-info>
              <dc:creator>Michael Bouschen</dc:creator>
              <dc:date>2021-07-18T22:34:00</dc:date>
            </office:change-info>
          </text:format-change>
        </text:changed-region>
        <text:changed-region xml:id="ct105553181291456" text:id="ct105553181291456">
          <text:format-change>
            <office:change-info>
              <dc:creator>Michael Bouschen</dc:creator>
              <dc:date>2021-07-18T22:34:00</dc:date>
            </office:change-info>
          </text:format-change>
        </text:changed-region>
        <text:changed-region xml:id="ct105553181363776" text:id="ct105553181363776">
          <text:format-change>
            <office:change-info>
              <dc:creator>Michael Bouschen</dc:creator>
              <dc:date>2021-07-18T22:34:00</dc:date>
            </office:change-info>
          </text:format-change>
        </text:changed-region>
        <text:changed-region xml:id="ct105553181698560" text:id="ct105553181698560">
          <text:format-change>
            <office:change-info>
              <dc:creator>Michael Bouschen</dc:creator>
              <dc:date>2021-07-18T22:34:00</dc:date>
            </office:change-info>
          </text:format-change>
        </text:changed-region>
        <text:changed-region xml:id="ct105553182155392" text:id="ct105553182155392">
          <text:format-change>
            <office:change-info>
              <dc:creator>Michael Bouschen</dc:creator>
              <dc:date>2021-07-18T22:34:00</dc:date>
            </office:change-info>
          </text:format-change>
        </text:changed-region>
        <text:changed-region xml:id="ct105553181308992" text:id="ct105553181308992">
          <text:format-change>
            <office:change-info>
              <dc:creator>Michael Bouschen</dc:creator>
              <dc:date>2021-07-18T22:34:00</dc:date>
            </office:change-info>
          </text:format-change>
        </text:changed-region>
        <text:changed-region xml:id="ct105553181306304" text:id="ct105553181306304">
          <text:format-change>
            <office:change-info>
              <dc:creator>Michael Bouschen</dc:creator>
              <dc:date>2021-07-18T22:35:00</dc:date>
            </office:change-info>
          </text:format-change>
        </text:changed-region>
        <text:changed-region xml:id="ct105553181298816" text:id="ct105553181298816">
          <text:format-change>
            <office:change-info>
              <dc:creator>Michael Bouschen</dc:creator>
              <dc:date>2021-07-18T22:35:00</dc:date>
            </office:change-info>
          </text:format-change>
        </text:changed-region>
        <text:changed-region xml:id="ct105553182155776" text:id="ct105553182155776">
          <text:format-change>
            <office:change-info>
              <dc:creator>Michael Bouschen</dc:creator>
              <dc:date>2021-07-18T22:35:00</dc:date>
            </office:change-info>
          </text:format-change>
        </text:changed-region>
        <text:changed-region xml:id="ct105553182218624" text:id="ct105553182218624">
          <text:format-change>
            <office:change-info>
              <dc:creator>Michael Bouschen</dc:creator>
              <dc:date>2021-07-18T22:35:00</dc:date>
            </office:change-info>
          </text:format-change>
        </text:changed-region>
        <text:changed-region xml:id="ct105553181292992" text:id="ct105553181292992">
          <text:deletion>
            <office:change-info>
              <dc:creator>Michael Bouschen</dc:creator>
              <dc:date>2021-07-18T22:35:00</dc:date>
            </office:change-info>
            <text:p text:style-name="P1"/>
            <text:p text:style-name="P4"/>
          </text:deletion>
        </text:changed-region>
        <text:changed-region xml:id="ct105553181667712" text:id="ct105553181667712">
          <text:format-change>
            <office:change-info>
              <dc:creator>Michael Bouschen</dc:creator>
              <dc:date>2021-07-18T22:35:00</dc:date>
            </office:change-info>
          </text:format-change>
        </text:changed-region>
        <text:changed-region xml:id="ct105553182218240" text:id="ct105553182218240">
          <text:format-change>
            <office:change-info>
              <dc:creator>Michael Bouschen</dc:creator>
              <dc:date>2021-07-18T22:35:00</dc:date>
            </office:change-info>
          </text:format-change>
        </text:changed-region>
        <text:changed-region xml:id="ct105553182219776" text:id="ct105553182219776">
          <text:deletion>
            <office:change-info>
              <dc:creator>Michael Bouschen</dc:creator>
              <dc:date>2021-07-18T22:35:00</dc:date>
            </office:change-info>
            <text:p text:style-name="P1"/>
            <text:p text:style-name="P3"/>
          </text:deletion>
        </text:changed-region>
        <text:changed-region xml:id="ct105553181296512" text:id="ct105553181296512">
          <text:deletion>
            <office:change-info>
              <dc:creator>Michael Bouschen</dc:creator>
              <dc:date>2021-07-18T22:35:00</dc:date>
            </office:change-info>
            <text:p text:style-name="P5"/>
            <text:p text:style-name="P2"/>
          </text:deletion>
        </text:changed-region>
        <text:changed-region xml:id="ct105553182279168" text:id="ct105553182279168">
          <text:deletion>
            <office:change-info>
              <dc:creator>Michael Bouschen</dc:creator>
              <dc:date>2021-07-18T22:35:00</dc:date>
            </office:change-info>
            <text:p text:style-name="P1"/>
            <text:p text:style-name="P3"/>
          </text:deletion>
        </text:changed-region>
        <text:changed-region xml:id="ct105553182221312" text:id="ct105553182221312">
          <text:deletion>
            <office:change-info>
              <dc:creator>Michael Bouschen</dc:creator>
              <dc:date>2021-07-18T22:36:00</dc:date>
            </office:change-info>
            <text:p text:style-name="P1"/>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4" draw:name="Picture 68"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8" draw:name="Picture 71"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9" draw:name="Picture 72"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0" draw:name="Picture 73"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2" draw:name="Picture 74"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4" draw:name="Picture 75"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5" draw:name="Picture 76"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6" draw:name="Picture 77"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7" draw:name="Picture 78"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8" draw:name="Picture 79" draw:style-name="gr2" draw:text-style-name="P27" svg:width="7.09cm" svg:height="0.343cm" svg:x="-6.033cm" svg:y="0cm">
        <draw:image xlink:href="Pictures/2000000700000FB5000000C94FDA4EAC.wmf" xlink:type="simple" xlink:show="embed" xlink:actuate="onLoad">
          <text:p/>
        </draw:image>
      </draw:frame>
      <text:h text:style-name="P21" text:outline-level="1">Object-Relational Mapping</text:h>
      <text:p text:style-name="P8"><text:bookmark text:name="_GoBack"/><draw:frame draw:style-name="fr2" draw:name="graphics1" text:anchor-type="as-char" svg:width="16.51cm" svg:height="0.342cm" draw:z-index="36"><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text:alphabetical-index-mark-start text:id="IMark5226942928" text:main-entry="true"/>mapping strategies<text:alphabetical-index-mark-end text:id="IMark5226942928"/>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25"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25" text:outline-level="4"><text:tab/><text:tab/><text:alphabetical-index-mark-start text:id="IMark5226942928" text:main-entry="true"/>Mapping Strategies<text:alphabetical-index-mark-end text:id="IMark5226942928"/></text:h>
      <text:p text:style-name="P4">The specification does not standardize how the mapping files are generated. Most implementations will support one or more of the following strategies for creating mapping files:</text:p>
      <text:p text:style-name="P11">•<text:tab/>starting with a relational schema, generate persistence-capable classes and the mapping to relate them (sometimes referred to as reverse mapping or class generation);</text:p>
      <text:p text:style-name="P11">•<text:tab/>starting with persistence-capable classes, generate the relational schema and the mapping to relate them (sometimes called forward mapping or schema generation);</text:p>
      <text:p text:style-name="P11">•<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9"><draw:frame draw:style-name="fr2" draw:name="1" text:anchor-type="as-char" svg:width="7.091cm" svg:height="0.342cm" draw:z-index="1"><draw:image xlink:href="Pictures/2000000700000FB5000000C94FDA4EAC.wmf" xlink:type="simple" xlink:show="embed" xlink:actuate="onLoad"/></draw:frame></text:p>
      <text:h text:style-name="P14" text:outline-level="2">Column Elements</text:h>
      <text:p text:style-name="P4">Column elements used for simple, non-<text:alphabetical-index-mark-start text:id="IMark5226942928" text:main-entry="true"/>relationship<text:alphabetical-index-mark-end text:id="IMark5226942928"/>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the sql type of the column, or the position of the column in the table definitio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25" text:outline-level="4"><text:tab/><text:tab/>Mapping enums</text:h>
      <text:p text:style-name="P4">Mapping an enum to a fixed-precision numeric type uses the <text:span text:style-name="T1">ordinal()</text:span> value for storage; mapping to a character column type (<text:change-start text:change-id="ct105553181753088"/><text:span text:style-name="T5">CHAR</text:span><text:change-end text:change-id="ct105553181753088"/>, <text:change-start text:change-id="ct105553182261248"/><text:span text:style-name="T5">VARCHAR</text:span><text:change-end text:change-id="ct105553182261248"/>, etc.) uses the <text:span text:style-name="T1">name()</text:span> value for storage; mapping to any other column type is not portable.</text:p>
      <text:p text:style-name="P4">The default jdbc-type for columns mapped to enums is <text:change-start text:change-id="ct105553181670400"/><text:span text:style-name="T5">VARCHAR</text:span><text:change-end text:change-id="ct105553181670400"/>.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23" text:outline-level="3">Mapping single-valued fields to columns</text:h>
      <text:p text:style-name="P4">This example demonstrates mappings between fields and value columns.</text:p>
      <text:p text:style-name="P1"><draw:frame draw:style-name="fr1" draw:name="Frame1" text:anchor-type="paragraph" svg:x="-0.002cm" svg:y="-0.002cm" fo:min-width="0.041cm" draw:z-index="20"><draw:text-box fo:min-height="0.041cm"><text:p text:style-name="Frame_20_contents"/></draw:text-box></draw:frame><text:change text:change-id="ct105553182080192"/></text:p>
      <text:p text:style-name="P3">package com.xyz;</text:p>
      <text:p text:style-name="P3">public class Address {</text:p>
      <text:p text:style-name="P3"><text:tab/>String street;</text:p>
      <text:p text:style-name="P3"><text:tab/>String city;</text:p>
      <text:p text:style-name="P3"><text:soft-page-break/><text:tab/>State state;</text:p>
      <text:p text:style-name="P3"><text:tab/>String zip;</text:p>
      <text:p text:style-name="P3"><text:tab/>String deliveryInstructions;</text:p>
      <text:p text:style-name="P3">}</text:p>
      <text:p text:style-name="P3">package com.xyz;</text:p>
      <text:p text:style-name="P3">public enum State {</text:p>
      <text:p text:style-name="P3">AL("Alabama"),</text:p>
      <text:p text:style-name="P3">...</text:p>
      <text:p text:style-name="P3">WY("Wyoming");</text:p>
      <text:p text:style-name="P3">}</text:p>
      <text:p text:style-name="P3"/>
      <text:p text:style-name="P3">CREATE TABLE ADDR (</text:p>
      <text:p text:style-name="P3"><text:s text:c="4"/>STREET VARCHAR(255) PRIMARY KEY,</text:p>
      <text:p text:style-name="P3"><text:s text:c="4"/>CITY VARCHAR(255),</text:p>
      <text:p text:style-name="P3"><text:s text:c="4"/>STATE CHAR(2),</text:p>
      <text:p text:style-name="P3"><text:s text:c="4"/>ZIPCODE VARCHAR(10),</text:p>
      <text:p text:style-name="P3"><text:s text:c="4"/>DELIV_INS CLOB</text:p>
      <text:p text:style-name="P3">)</text:p>
      <text:p text:style-name="P3"/>
      <text:p text:style-name="P3">&lt;orm&gt;</text:p>
      <text:p text:style-name="P3"><text:s text:c="4"/>&lt;package name="com.xyz"&gt;</text:p>
      <text:p text:style-name="P3"><text:s text:c="8"/>&lt;class name="Address" table="ADDR"&gt;</text:p>
      <text:p text:style-name="P3"><text:s text:c="12"/>&lt;field name="street" column="STREET"/&gt;</text:p>
      <text:p text:style-name="P3"><text:s text:c="12"/>&lt;field name="city" column="CITY"/&gt;</text:p>
      <text:p text:style-name="P3"><text:s text:c="12"/>&lt;field name="state" column="STATE"/&gt;</text:p>
      <text:p text:style-name="P3"><text:s text:c="12"/>&lt;field name="zip" column="ZIPCODE"/&gt;</text:p>
      <text:p text:style-name="P3"><text:s text:c="12"/>&lt;field name="deliveryInstructions"&gt;</text:p>
      <text:p text:style-name="P3"><text:tab/><text:tab/><text:tab/><text:tab/><text:tab/> &lt;column name="DELIV_INS" jdbc-type="CLOB"/&gt;</text:p>
      <text:p text:style-name="P3"><text:s text:c="12"/>&lt;/field&gt;</text:p>
      <text:p text:style-name="P3"><text:s text:c="8"/>&lt;/class&gt;</text:p>
      <text:p text:style-name="P3"><text:s text:c="4"/>&lt;/package&gt;</text:p>
      <text:p text:style-name="P3">&lt;/orm&gt;</text:p>
      <text:p text:style-name="P4"/>
      <text:p text:style-name="P9"><draw:frame draw:style-name="fr2" draw:name="2" text:anchor-type="as-char" svg:width="7.091cm" svg:height="0.342cm" draw:z-index="3"><draw:image xlink:href="Pictures/2000000700000FB5000000C94FDA4EAC.wmf" xlink:type="simple" xlink:show="embed" xlink:actuate="onLoad"/></draw:frame></text:p>
      <text:h text:style-name="P14" text:outline-level="2"><text:bookmark text:name="R10Join"/>Join Conditio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text:alphabetical-index-mark-start text:id="IMark5226942928" text:main-entry="true"/>relationship<text:alphabetical-index-mark-end text:id="IMark5226942928"/>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23" text:outline-level="3"><text:soft-page-break/><text:tab/>Secondary Table mapping</text:h>
      <text:p text:style-name="P4">This example demonstrates the use of join elements to represent join conditions linking a class' primary table and secondary tables used by fields.</text:p>
      <text:p text:style-name="P1"><draw:frame draw:style-name="fr1" draw:name="Frame2" text:anchor-type="paragraph" svg:x="-0.002cm" svg:y="-0.002cm" fo:min-width="0.041cm" draw:z-index="21"><draw:text-box fo:min-height="0.041cm"><text:p text:style-name="Frame_20_contents"/></draw:text-box></draw:frame><text:change text:change-id="ct105553181283008"/></text:p>
      <text:p text:style-name="P3">package com.xyz;</text:p>
      <text:p text:style-name="P3">public class Address {</text:p>
      <text:p text:style-name="P3"><text:tab/>String street;</text:p>
      <text:p text:style-name="P3"><text:tab/>String city;</text:p>
      <text:p text:style-name="P3"><text:tab/>String state;</text:p>
      <text:p text:style-name="P3"><text:tab/>String zip;</text:p>
      <text:p text:style-name="P3"><text:tab/>String deliveryInstructions;</text:p>
      <text:p text:style-name="P3"><text:tab/>boolean signatureRequired;</text:p>
      <text:p text:style-name="P3"><text:tab/>byte[] mapJPG;</text:p>
      <text:p text:style-name="P3">}</text:p>
      <text:p text:style-name="P3"/>
      <text:p text:style-name="P3">CREATE TABLE ADDR (</text:p>
      <text:p text:style-name="P3"><text:s text:c="4"/>STREET VARCHAR(255) PRIMARY KEY,</text:p>
      <text:p text:style-name="P3"><text:s text:c="4"/>CITY VARCHAR(255),</text:p>
      <text:p text:style-name="P3"><text:s text:c="4"/>STATE CHAR(2),</text:p>
      <text:p text:style-name="P3"><text:s text:c="4"/>ZIPCODE VARCHAR(10)</text:p>
      <text:p text:style-name="P3">)</text:p>
      <text:p text:style-name="P3"/>
      <text:p text:style-name="P3">CREATE TABLE DELIV (</text:p>
      <text:p text:style-name="P3"><text:s text:c="4"/>ADDR_STREET VARCHAR(255),</text:p>
      <text:p text:style-name="P3"><text:s text:c="4"/>SIG_REQUIRED BIT,</text:p>
      <text:p text:style-name="P3"><text:s text:c="4"/>DELIV_INS CLOB</text:p>
      <text:p text:style-name="P3">)</text:p>
      <text:p text:style-name="P3"/>
      <text:p text:style-name="P3">CREATE TABLE MAPQUEST_INFO (</text:p>
      <text:p text:style-name="P3"><text:s text:c="4"/>ADDR_STREET VARCHAR(255),</text:p>
      <text:p text:style-name="P3"><text:s text:c="4"/>MAPQUEST_IMAGE BLOB</text:p>
      <text:p text:style-name="P3">)</text:p>
      <text:p text:style-name="P3"/>
      <text:p text:style-name="P3">&lt;orm&gt;</text:p>
      <text:p text:style-name="P3"><text:tab/>&lt;package name="com.xyz"&gt;</text:p>
      <text:p text:style-name="P3"><text:tab/><text:tab/>&lt;class name="Address" table="ADDR"&gt;</text:p>
      <text:p text:style-name="P3"><text:tab/><text:tab/><text:tab/>&lt;!-- shared join condition used by fields in DELIV --&gt;</text:p>
      <text:p text:style-name="P3"><text:tab/><text:tab/><text:tab/>&lt;join table="DELIV" column="ADDR_STREET"/&gt;</text:p>
      <text:p text:style-name="P3"><text:tab/><text:tab/><text:tab/>&lt;field name="street" column="STREET"/&gt;</text:p>
      <text:p text:style-name="P3"><text:tab/><text:tab/><text:tab/>&lt;field name="city" column="CITY"/&gt;</text:p>
      <text:p text:style-name="P3"><text:tab/><text:tab/><text:tab/>&lt;field name="state" column="STATE"/&gt;</text:p>
      <text:p text:style-name="P3"><text:tab/><text:tab/><text:tab/>&lt;field name="zip" column="ZIPCODE"/&gt;</text:p>
      <text:p text:style-name="P3"><text:tab/><text:tab/><text:tab/>&lt;field name="signatureRequired" table="DELIV"</text:p>
      <text:p text:style-name="P3"><text:tab/><text:tab/><text:tab/><text:tab/>column="SIG_REQUIRED"/&gt;</text:p>
      <text:p text:style-name="P3"><text:tab/><text:tab/><text:tab/>&lt;field name="deliveryInstructions" table="DELIV"&gt;</text:p>
      <text:p text:style-name="P3"><text:tab/><text:tab/><text:tab/><text:tab/>&lt;column name="DELIV_INS" jdbc-type="CLOB"/&gt;</text:p>
      <text:p text:style-name="P3"><text:tab/><text:tab/><text:tab/>&lt;/field&gt;</text:p>
      <text:p text:style-name="P3"><text:tab/><text:tab/><text:tab/>&lt;field name="mapJPG" table="MAPQUEST_INFO" </text:p>
      <text:p text:style-name="P3"><text:tab/><text:tab/><text:tab/><text:tab/>column="MAPQUEST_IMAGE"&gt;</text:p>
      <text:p text:style-name="P3"><text:tab/><text:tab/><text:tab/>&lt;!-- join condition defined for this field only --&gt;</text:p>
      <text:p text:style-name="P3"><text:tab/><text:tab/><text:tab/><text:tab/>&lt;join column="ADDR_STREET"/&gt;</text:p>
      <text:p text:style-name="P3"><text:tab/><text:tab/><text:tab/>&lt;/field&gt;</text:p>
      <text:p text:style-name="P3"><text:tab/><text:tab/>&lt;/class&gt;</text:p>
      <text:p text:style-name="P3"><text:soft-page-break/><text:tab/>&lt;/package&gt;</text:p>
      <text:p text:style-name="P3">&lt;/orm&gt;</text:p>
      <text:h text:style-name="P22" text:outline-level="3">Map using join table</text:h>
      <text:p text:style-name="P4">This example uses the <text:change-start text:change-id="ct105553181739648"/><text:span text:style-name="T5">&lt;join&gt;</text:span><text:change-end text:change-id="ct105553181739648"/> element to map a <text:change-start text:change-id="ct105553182323456"/><text:span text:style-name="T5">Map&lt;Date,String&gt;</text:span><text:change-end text:change-id="ct105553182323456"/> field to a join table. <text:s/>Note that in this example, the primary table has a compound primary key, requiring the use of the target attribute in join conditions.</text:p>
      <text:p text:style-name="P1"><draw:frame draw:style-name="fr1" draw:name="Frame3" text:anchor-type="paragraph" svg:x="-0.002cm" svg:y="-0.002cm" fo:min-width="0.041cm" draw:z-index="23"><draw:text-box fo:min-height="0.041cm"><text:p text:style-name="Frame_20_contents"/></draw:text-box></draw:frame><text:change text:change-id="ct105553182075776"/></text:p>
      <text:p text:style-name="P3">package com.xyz;</text:p>
      <text:p text:style-name="P3">public class Address {</text:p>
      <text:p text:style-name="P3"><text:tab/>String street;</text:p>
      <text:p text:style-name="P3"><text:tab/>String city;</text:p>
      <text:p text:style-name="P3"><text:tab/>String state;</text:p>
      <text:p text:style-name="P3"><text:tab/>String zip;</text:p>
      <text:p text:style-name="P3"><text:tab/>String deliveryInstructions;</text:p>
      <text:p text:style-name="P3"><text:tab/>boolean signatureRequired;</text:p>
      <text:p text:style-name="P3"><text:tab/>Map&lt;Date,String&gt; deliveryRecords;</text:p>
      <text:p text:style-name="P3">}</text:p>
      <text:p text:style-name="P3"/>
      <text:p text:style-name="P3">CREATE TABLE ADDR (</text:p>
      <text:p text:style-name="P3"><text:s text:c="4"/>STREET VARCHAR(255),</text:p>
      <text:p text:style-name="P3"><text:s text:c="4"/>CITY VARCHAR(255),</text:p>
      <text:p text:style-name="P3"><text:s text:c="4"/>STATE CHAR(2),</text:p>
      <text:p text:style-name="P3"><text:s text:c="4"/>ZIPCODE VARCHAR(10),</text:p>
      <text:p text:style-name="P3"><text:s text:c="4"/>PRIMARY KEY (STREET, ZIPCODE)</text:p>
      <text:p text:style-name="P3">)</text:p>
      <text:p text:style-name="P3"/>
      <text:p text:style-name="P3">CREATE TABLE DELIV_RECORDS (</text:p>
      <text:p text:style-name="P3"><text:s text:c="4"/>ADDR_STREET VARCHAR(255),</text:p>
      <text:p text:style-name="P3"><text:s text:c="4"/>ADDR_ZIPCODE VARCHAR(10),</text:p>
      <text:p text:style-name="P3"><text:s text:c="4"/>DELIV_DATE TIMESTAMP,</text:p>
      <text:p text:style-name="P3"><text:s text:c="4"/>SIGNED_BY VARCHAR(255)</text:p>
      <text:p text:style-name="P3">)</text:p>
      <text:p text:style-name="P3"/>
      <text:p text:style-name="P3">&lt;orm&gt;</text:p>
      <text:p text:style-name="P3"><text:tab/>&lt;package name="com.xyz"&gt;</text:p>
      <text:p text:style-name="P3"><text:tab/><text:tab/>&lt;class name="Address" table="ADDR"&gt;</text:p>
      <text:p text:style-name="P3"><text:tab/><text:tab/><text:tab/>&lt;field name="street" column="STREET"/&gt;</text:p>
      <text:p text:style-name="P3"><text:tab/><text:tab/><text:tab/>&lt;field name="city" column="CITY"/&gt;</text:p>
      <text:p text:style-name="P3"><text:tab/><text:tab/><text:tab/>&lt;field name="state" column="STATE"/&gt;</text:p>
      <text:p text:style-name="P3"><text:tab/><text:tab/><text:tab/>&lt;field name="zip" column="ZIPCODE"/&gt;</text:p>
      <text:p text:style-name="P3"><text:tab/><text:tab/><text:tab/>&lt;!-- field type is Map&lt;Date,String&gt; --&gt;</text:p>
      <text:p text:style-name="P3"><text:tab/><text:tab/><text:tab/>&lt;field name="deliveryRecords" table="DELIV_RECORDS"&gt;</text:p>
      <text:p text:style-name="P3"><text:tab/><text:tab/><text:tab/><text:tab/>&lt;join&gt;</text:p>
      <text:p text:style-name="P3"><text:tab/><text:tab/><text:tab/><text:tab/><text:tab/>&lt;column name="ADDR_STREET" target="STREET"/&gt;</text:p>
      <text:p text:style-name="P3"><text:tab/><text:tab/><text:tab/><text:tab/><text:tab/>&lt;column name="ADDR_ZIPCODE" target="ZIPCODE"/&gt;</text:p>
      <text:p text:style-name="P3"><text:tab/><text:tab/><text:tab/><text:tab/>&lt;/join&gt;</text:p>
      <text:p text:style-name="P3"><text:tab/><text:tab/><text:tab/><text:tab/>&lt;key column="DELIV_DATE"/&gt;</text:p>
      <text:p text:style-name="P3"><text:tab/><text:tab/><text:tab/><text:tab/>&lt;value column="SIGNED_BY"/&gt;</text:p>
      <text:p text:style-name="P3"><text:tab/><text:tab/><text:tab/>&lt;/field&gt;</text:p>
      <text:p text:style-name="P3"><text:tab/><text:tab/>&lt;/class&gt;</text:p>
      <text:p text:style-name="P3"><text:tab/>&lt;/package&gt;</text:p>
      <text:p text:style-name="P3">&lt;/orm&gt;</text:p>
      <text:p text:style-name="P9"><text:soft-page-break/><draw:frame draw:style-name="fr2" draw:name="3" text:anchor-type="as-char" svg:width="7.091cm" svg:height="0.342cm" draw:z-index="5"><draw:image xlink:href="Pictures/2000000700000FB5000000C94FDA4EAC.wmf" xlink:type="simple" xlink:show="embed" xlink:actuate="onLoad"/></draw:frame></text:p>
      <text:h text:style-name="P14" text:outline-level="2"><text:bookmark text:name="R10RelationshipMapping"/><text:alphabetical-index-mark-start text:id="IMark5226942928" text:main-entry="true"/>Relationship<text:alphabetical-index-mark-end text:id="IMark5226942928"/> Mapping</text:h>
      <text:p text:style-name="P4">Column elements used for <text:alphabetical-index-mark-start text:id="IMark5226942928" text:main-entry="true"/>relationship<text:alphabetical-index-mark-end text:id="IMark5226942928"/>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text:alphabetical-index-mark-start text:id="IMark5226942928" text:main-entry="true"/>relationship<text:alphabetical-index-mark-end text:id="IMark5226942928"/> can be mapped by using the <text:alphabetical-index-mark-start text:id="IMark5226943408" text:main-entry="true"/>mapped-by<text:alphabetical-index-mark-end text:id="IMark5226943408"/> attribute identifying the field on the side that defines the mapping. <text:span text:style-name="Assertion">A15.3-14 [</text:span>Regardless of which side changes the <text:alphabetical-index-mark-start text:id="IMark5226943696" text:main-entry="true"/>relationship<text:alphabetical-index-mark-end text:id="IMark5226943696"/>, flush (whether done as part of commit or explicitly by the user) will modify the datastore to reflect the change and will update the memory model for consistency. There is no further behavior implied by having both sides of the <text:alphabetical-index-mark-start text:id="IMark5226943792" text:main-entry="true"/>relationship<text:alphabetical-index-mark-end text:id="IMark5226943792"/> map to the same database column(s). In particular, making a change to one side of the <text:alphabetical-index-mark-start text:id="IMark5226943888" text:main-entry="true"/>relationship<text:alphabetical-index-mark-end text:id="IMark5226943888"/> does not imply any runtime behavior by the JDO implementation to change the other side of the <text:alphabetical-index-mark-start text:id="IMark5226943984" text:main-entry="true"/>relationship<text:alphabetical-index-mark-end text:id="IMark5226943984"/> in memory prior to flush, and there is no requirement to load fields affected by the change if they are not already loaded. This implies that if the RetainValues flag or DetachAllOnCommit is set to true, and the <text:alphabetical-index-mark-start text:id="IMark5226944080" text:main-entry="true"/>relationship<text:alphabetical-index-mark-end text:id="IMark5226944080"/> field is loaded, then the implementation will change the field on the other side so it is visible after transaction completion.</text:p>
      <text:p text:style-name="P4">Similarly, if one side is deleted, the other side will be updated to be consistent at flush. During flush, each <text:alphabetical-index-mark-start text:id="IMark5226944080" text:main-entry="true"/>relationship<text:alphabetical-index-mark-end text:id="IMark5226944080"/> in which the instance is involved is updated for consistency. These changes are applied to the object model instances. If the <text:alphabetical-index-mark-start text:id="IMark5226943984" text:main-entry="true"/>relationship<text:alphabetical-index-mark-end text:id="IMark5226943984"/> is marked as dependent, the related instance is deleted. If the <text:alphabetical-index-mark-start text:id="IMark5226943888" text:main-entry="true"/>relationship<text:alphabetical-index-mark-end text:id="IMark5226943888"/> is not marked as dependent, the corresponding field in the related instance is updated to not refer to the instance being deleted:</text:p>
      <text:p text:style-name="P11">•<text:tab/>If the related field is a collection, then any referencing element is removed. </text:p>
      <text:p text:style-name="P11">•<text:tab/>If the related field is a map, then any referencing map entry is removed. </text:p>
      <text:p text:style-name="P11">•<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5226943888" text:main-entry="true"/>relationship<text:alphabetical-index-mark-end text:id="IMark5226943888"/> to be set to null. If there is a foreign key declared to be not nullable, and the requirement is to nullify the related field, then <text:span text:style-name="T1">JDODataStoreException</text:span> is thrown at flush.</text:p>
      <text:p text:style-name="P4"><text:alphabetical-index-mark-start text:id="IMark5226943888" text:main-entry="true"/>Conflicting changes<text:alphabetical-index-mark-end text:id="IMark5226943888"/> to relationships cause a <text:change-start text:change-id="ct105553181303424"/><text:span text:style-name="T5">JDOUserException</text:span><text:change-end text:change-id="ct105553181303424"/> to be thrown at flush time. <text:alphabetical-index-mark-start text:id="IMark5226943984" text:main-entry="true"/>Conflicting changes<text:alphabetical-index-mark-end text:id="IMark5226943984"/> include:</text:p>
      <text:p text:style-name="P11">•<text:tab/>adding a related instance with a single-valued <text:alphabetical-index-mark-start text:id="IMark5226943984" text:main-entry="true"/>mapped-by<text:alphabetical-index-mark-end text:id="IMark5226943984"/> <text:alphabetical-index-mark-start text:id="IMark5226943888" text:main-entry="true"/>relationship<text:alphabetical-index-mark-end text:id="IMark5226943888"/> field to more than one one-to-many collection <text:alphabetical-index-mark-start text:id="IMark5226944080" text:main-entry="true"/>relationship<text:alphabetical-index-mark-end text:id="IMark5226944080"/></text:p>
      <text:p text:style-name="P11"><text:soft-page-break/>•<text:tab/>setting both sides of a one-to-one <text:alphabetical-index-mark-start text:id="IMark5226944080" text:main-entry="true"/>relationship<text:alphabetical-index-mark-end text:id="IMark5226944080"/> such that they do not refer to each other<text:span text:style-name="Assertion">]</text:span></text:p>
      <text:h text:style-name="P26" text:outline-level="4"><text:tab/><text:tab/><text:alphabetical-index-mark-start text:id="IMark5226944080" text:main-entry="true"/>Mapping Strategies<text:alphabetical-index-mark-end text:id="IMark5226944080"/></text:h>
      <text:p text:style-name="P4">For single-valued relationships, there are three basic ways to map references from one persistence-capable class (the referring class) to a related class:</text:p>
      <text:p text:style-name="P11">•<text:tab/>serialized: The entire related instance is serialized into a single column in the primary or secondary table of the referring class.</text:p>
      <text:p text:style-name="P11">•<text:tab/>embedded: The related instance is mapped, field by field, to columns in the primary or secondary table of the referring class.</text:p>
      <text:p text:style-name="P11">•<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11">•<text:tab/>serialized: The entire collection, array, or map is serialized into a single column in the primary or secondary table of the referring class.</text:p>
      <text:p text:style-name="P11">•<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11">•<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11">•<text:tab/>by reference to the primary table of the related class: The related class has a reference (often, a foreign key) to the primary table of the referring class.</text:p>
      <text:p text:style-name="P11">•<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24" text:outline-level="3">Many-to-One using foreign key</text:h>
      <text:p text:style-name="P4">A many-one mapping (<text:change-start text:change-id="ct105553181661760"/><text:span text:style-name="T5">Employee</text:span><text:change-end text:change-id="ct105553181661760"/> has a reference to <text:change-start text:change-id="ct105553181744256"/><text:span text:style-name="T5">Department</text:span><text:change-end text:change-id="ct105553181744256"/>).</text:p>
      <text:p text:style-name="P1"><draw:frame draw:style-name="fr1" draw:name="Frame4" text:anchor-type="paragraph" svg:x="-0.002cm" svg:y="-0.002cm" fo:min-width="0.041cm" draw:z-index="24"><draw:text-box fo:min-height="0.041cm"><text:p text:style-name="Frame_20_contents"/></draw:text-box></draw:frame><text:change text:change-id="ct105553182261632"/></text:p>
      <text:p text:style-name="P3">package com.xyz;</text:p>
      <text:p text:style-name="P3">public class Department {</text:p>
      <text:p text:style-name="P3"><text:tab/>String name;</text:p>
      <text:p text:style-name="P3">}</text:p>
      <text:p text:style-name="P3"/>
      <text:p text:style-name="P3">public class Employee {</text:p>
      <text:p text:style-name="P3"><text:tab/>String ssn;</text:p>
      <text:p text:style-name="P3"><text:tab/>Department department;</text:p>
      <text:p text:style-name="P3">}</text:p>
      <text:p text:style-name="P3"/>
      <text:p text:style-name="P3">CREATE TABLE EMP (</text:p>
      <text:p text:style-name="P3"><text:s text:c="4"/>SSN CHAR(10) PRIMARY KEY,</text:p>
      <text:p text:style-name="P3"><text:soft-page-break/><text:s text:c="4"/>DEP_NAME VARCHAR(255)</text:p>
      <text:p text:style-name="P3">)</text:p>
      <text:p text:style-name="P3">CREATE TABLE DEP (</text:p>
      <text:p text:style-name="P3"><text:s text:c="4"/>NAME VARCHAR(255) PRIMARY KEY</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 field type is Department --&gt;</text:p>
      <text:p text:style-name="P3"><text:tab/><text:tab/><text:tab/>&lt;field name="department" column="DEP_NAME"/&gt;</text:p>
      <text:p text:style-name="P3"><text:tab/><text:tab/>&lt;/class&gt;</text:p>
      <text:p text:style-name="P3"><text:tab/><text:tab/>&lt;class name="Department" table="DEP"&gt;</text:p>
      <text:p text:style-name="P3"><text:tab/><text:tab/><text:tab/>&lt;field name="name" column="NAME"/&gt;</text:p>
      <text:p text:style-name="P3"><text:tab/><text:tab/>&lt;/class&gt;</text:p>
      <text:p text:style-name="P3"><text:tab/>&lt;/package&gt;</text:p>
      <text:p text:style-name="P3">&lt;/orm&gt;</text:p>
      <text:p text:style-name="P4"/>
      <text:h text:style-name="P23" text:outline-level="3">One-to-Many using foreign key</text:h>
      <text:p text:style-name="P4">A one-many mapping (Department has a collection of Employees). <text:s/>This example uses the same schema as Example 4.</text:p>
      <text:p text:style-name="P1"><draw:frame draw:style-name="fr1" draw:name="Frame5" text:anchor-type="paragraph" svg:x="-0.002cm" svg:y="-0.002cm" fo:min-width="0.041cm" draw:z-index="26"><draw:text-box fo:min-height="0.041cm"><text:p text:style-name="Frame_20_contents"/></draw:text-box></draw:frame><text:change text:change-id="ct105553181701440"/></text:p>
      <text:p text:style-name="P3">package com.xyz;</text:p>
      <text:p text:style-name="P3">public class Department {</text:p>
      <text:p text:style-name="P3"><text:tab/>String name;</text:p>
      <text:p text:style-name="P3"><text:tab/>Collection&lt;Employee&gt; employees;</text:p>
      <text:p text:style-name="P3">}</text:p>
      <text:p text:style-name="P3"/>
      <text:p text:style-name="P3">public class Employee {</text:p>
      <text:p text:style-name="P3"><text:tab/>String ssn;</text:p>
      <text:p text:style-name="P3">}</text:p>
      <text:p text:style-name="P3"/>
      <text:p text:style-name="P3">&lt;orm&gt;</text:p>
      <text:p text:style-name="P3"><text:tab/>&lt;package name="com.xyz"&gt;</text:p>
      <text:p text:style-name="P3"><text:tab/><text:tab/>&lt;class name="Department" table="DEP"&gt;</text:p>
      <text:p text:style-name="P3"><text:s/><text:tab/><text:tab/><text:tab/>&lt;field name="name" column="NAME"/&gt;</text:p>
      <text:p text:style-name="P3"><text:tab/><text:tab/><text:tab/>&lt;!-- field type is Collection&lt;Employee&gt; --&gt;</text:p>
      <text:p text:style-name="P3"><text:tab/><text:tab/><text:tab/>&lt;field name="employees"&gt;</text:p>
      <text:p text:style-name="P3"><text:tab/><text:tab/><text:tab/><text:tab/>&lt;element column="DEP_NAME"/&gt;</text:p>
      <text:p text:style-name="P3"><text:tab/><text:tab/><text:tab/>&lt;/field&gt;</text:p>
      <text:p text:style-name="P3"><text:tab/><text:tab/>&lt;/class&gt;</text:p>
      <text:p text:style-name="P3"><text:tab/><text:tab/>&lt;class name="Employee" table="EMP"&gt;</text:p>
      <text:p text:style-name="P3"><text:tab/><text:tab/><text:tab/>&lt;field name="ssn" column="SSN"/&gt;</text:p>
      <text:p text:style-name="P3"><text:tab/><text:tab/>&lt;/class&gt;</text:p>
      <text:p text:style-name="P3"><text:tab/>&lt;/package&gt;</text:p>
      <text:p text:style-name="P3">&lt;/orm&gt;</text:p>
      <text:h text:style-name="P22" text:outline-level="3">Many-to-One and One-to-Many using <text:alphabetical-index-mark-start text:id="IMark5226944080" text:main-entry="true"/>mapped-by<text:alphabetical-index-mark-end text:id="IMark5226944080"/></text:h>
      <text:p text:style-name="P4">If both the <text:change-start text:change-id="ct105553182269312"/><text:span text:style-name="T5">Employee.department</text:span><text:change-end text:change-id="ct105553182269312"/> and <text:change-start text:change-id="ct105553181299008"/><text:span text:style-name="T5">Department.employees</text:span><text:change-end text:change-id="ct105553181299008"/> fields exist, only one needs to be mapped explicitly; one side is specified to be “<text:alphabetical-index-mark-start text:id="IMark5226944080" text:main-entry="true"/>mapped-by<text:alphabetical-index-mark-end text:id="IMark5226944080"/>” the other side. <text:s/>The <text:change-start text:change-id="ct105553181703552"/><text:soft-page-break/><text:span text:style-name="T5">Department</text:span><text:change-end text:change-id="ct105553181703552"/> side is marked as using the same mapping as a field on the <text:change-start text:change-id="ct105553182220736"/><text:span text:style-name="T5">Employee</text:span><text:change-end text:change-id="ct105553182220736"/> side. This example uses the same schema as Examples 4 and 5.</text:p>
      <text:p text:style-name="P1"><draw:frame draw:style-name="fr1" draw:name="Frame6" text:anchor-type="paragraph" svg:x="-0.002cm" svg:y="-0.002cm" fo:min-width="0.041cm" draw:z-index="27"><draw:text-box fo:min-height="0.041cm"><text:p text:style-name="Frame_20_contents"/></draw:text-box></draw:frame><text:change text:change-id="ct105553182212288"/></text:p>
      <text:p text:style-name="P18"><text:change-start text:change-id="ct105553181723264"/>package com.xyz;<text:change-end text:change-id="ct105553181723264"/></text:p>
      <text:p text:style-name="P3">public class Department {</text:p>
      <text:p text:style-name="P3"><text:tab/>String name;</text:p>
      <text:p text:style-name="P3"><text:tab/>Collection&lt;Employee&gt; employees;</text:p>
      <text:p text:style-name="P3">}</text:p>
      <text:p text:style-name="P3"/>
      <text:p text:style-name="P3">public class Employee {</text:p>
      <text:p text:style-name="P3"><text:tab/>String ssn;</text:p>
      <text:p text:style-name="P3"><text:tab/>Department department;</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field name="department" column="DEP_NAME"/&gt;</text:p>
      <text:p text:style-name="P3"><text:tab/><text:tab/>&lt;/class&gt;</text:p>
      <text:p text:style-name="P3"><text:tab/><text:tab/>&lt;class name="Department" table="DEP"&gt;</text:p>
      <text:p text:style-name="P3"><text:s/><text:tab/><text:tab/><text:tab/>&lt;field name="name" column="NAME"/&gt;</text:p>
      <text:p text:style-name="P3"><text:tab/><text:tab/><text:tab/>&lt;field name="employees" <text:alphabetical-index-mark-start text:id="IMark5226944080" text:main-entry="true"/>mapped-by<text:alphabetical-index-mark-end text:id="IMark5226944080"/>="department"/&gt;</text:p>
      <text:p text:style-name="P3"><text:tab/><text:tab/>&lt;/class&gt;</text:p>
      <text:p text:style-name="P3"><text:tab/>&lt;/package&gt;</text:p>
      <text:p text:style-name="P3">&lt;/orm&gt;</text:p>
      <text:p text:style-name="P4"/>
      <text:h text:style-name="P23" text:outline-level="3">Many-to-One and One-to-Many using compound foreign key</text:h>
      <text:p text:style-name="P4">This example mirrors Example 6, but now <text:change-start text:change-id="ct105553182325760"/><text:span text:style-name="T5">Department</text:span><text:change-end text:change-id="ct105553182325760"/> has a compound primary key.</text:p>
      <text:p text:style-name="P1"><draw:frame draw:style-name="fr1" draw:name="Frame7" text:anchor-type="paragraph" svg:x="-0.002cm" svg:y="-0.002cm" fo:min-width="0.041cm" draw:z-index="28"><draw:text-box fo:min-height="0.041cm"><text:p text:style-name="Frame_20_contents"/></draw:text-box></draw:frame><text:change text:change-id="ct105553181750976"/></text:p>
      <text:p text:style-name="P3">package com.xyz;</text:p>
      <text:p text:style-name="P3">public class Department {</text:p>
      <text:p text:style-name="P3"><text:tab/>String name;</text:p>
      <text:p text:style-name="P3"><text:tab/>Collection&lt;Employee&gt; employees;</text:p>
      <text:p text:style-name="P3"><text:tab/>long id;</text:p>
      <text:p text:style-name="P3">}</text:p>
      <text:p text:style-name="P3"/>
      <text:p text:style-name="P3">public class Employee {</text:p>
      <text:p text:style-name="P3"><text:tab/>String ssn;</text:p>
      <text:p text:style-name="P3"><text:tab/>Department department;</text:p>
      <text:p text:style-name="P3">}</text:p>
      <text:p text:style-name="P3"/>
      <text:p text:style-name="P3">CREATE TABLE EMP (</text:p>
      <text:p text:style-name="P3"><text:s text:c="4"/>SSN CHAR(10) PRIMARY KEY,</text:p>
      <text:p text:style-name="P3"><text:s text:c="4"/>DEP_NAME VARCHAR(255),</text:p>
      <text:p text:style-name="P3"><text:s text:c="4"/>DEP_ID BIGINT</text:p>
      <text:p text:style-name="P3">)</text:p>
      <text:p text:style-name="P3"/>
      <text:p text:style-name="P3">CREATE TABLE DEP (</text:p>
      <text:p text:style-name="P3"><text:soft-page-break/><text:s text:c="4"/>NAME VARCHAR(255),</text:p>
      <text:p text:style-name="P3"><text:s text:c="4"/>ID BIGINT,</text:p>
      <text:p text:style-name="P3"><text:s text:c="4"/>PRIMARY KEY (NAME, DEP_ID)</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field name="department"&gt;</text:p>
      <text:p text:style-name="P3"><text:tab/><text:tab/><text:tab/><text:tab/>&lt;column name="DEP_NAME" target="NAME"/&gt;</text:p>
      <text:p text:style-name="P3"><text:tab/><text:tab/><text:tab/><text:tab/>&lt;column name="DEP_ID" target="ID"/&gt;</text:p>
      <text:p text:style-name="P3"><text:tab/><text:tab/><text:tab/>&lt;/field&gt;</text:p>
      <text:p text:style-name="P3"><text:tab/><text:tab/>&lt;/class&gt;</text:p>
      <text:p text:style-name="P3"><text:tab/><text:tab/>&lt;class name="Department" table="DEP"&gt;</text:p>
      <text:p text:style-name="P3"><text:tab/><text:tab/><text:tab/>&lt;field name="name" column="NAME"/&gt;</text:p>
      <text:p text:style-name="P3"><text:tab/><text:tab/><text:tab/>&lt;field name="id" column="ID"/&gt;</text:p>
      <text:p text:style-name="P3"><text:tab/><text:tab/><text:tab/>&lt;field name="employees" <text:alphabetical-index-mark-start text:id="IMark5226944080" text:main-entry="true"/>mapped-by<text:alphabetical-index-mark-end text:id="IMark5226944080"/>="department"/&gt;</text:p>
      <text:p text:style-name="P3"><text:tab/><text:tab/>&lt;/class&gt;</text:p>
      <text:p text:style-name="P3"><text:tab/>&lt;/package&gt;</text:p>
      <text:p text:style-name="P3">&lt;/orm&gt;</text:p>
      <text:p text:style-name="P4"/>
      <text:h text:style-name="P23" text:outline-level="3">Many-to-One and One-to-Many using Map&lt;Department, String&gt;</text:h>
      <text:p text:style-name="P4"><text:change-start text:change-id="ct105553181303040"/><text:span text:style-name="T5">Employee</text:span><text:change-end text:change-id="ct105553181303040"/> has a <text:change-start text:change-id="ct105553181627456"/><text:span text:style-name="T5">Map&lt;Department, String&gt;</text:span><text:change-end text:change-id="ct105553181627456"/> mapping each department the employee is a member of to her position within that department. <text:s/><text:change-start text:change-id="ct105553182278976"/><text:span text:style-name="T5">Department</text:span><text:change-end text:change-id="ct105553182278976"/> still has a compound primary key.</text:p>
      <text:p text:style-name="P4">The Map uses a join table that contains one row for each entry in the Map. The columns in the join table refer to the <text:change-start text:change-id="ct105553182255616"/><text:span text:style-name="T5">Employee</text:span><text:change-end text:change-id="ct105553182255616"/>, the <text:change-start text:change-id="ct105553181373184"/><text:span text:style-name="T5">Department</text:span><text:change-end text:change-id="ct105553181373184"/>, and the position. </text:p>
      <text:p text:style-name="P1"><draw:frame draw:style-name="fr1" draw:name="Frame8" text:anchor-type="paragraph" svg:x="-0.002cm" svg:y="-0.002cm" fo:min-width="0.041cm" draw:z-index="29"><draw:text-box fo:min-height="0.041cm"><text:p text:style-name="Frame_20_contents"/></draw:text-box></draw:frame><text:change text:change-id="ct105553182246400"/></text:p>
      <text:p text:style-name="P3">package com.xyz;</text:p>
      <text:p text:style-name="P3">public class Department {</text:p>
      <text:p text:style-name="P3"><text:tab/>String name;</text:p>
      <text:p text:style-name="P3"><text:tab/>long id;</text:p>
      <text:p text:style-name="P3">}</text:p>
      <text:p text:style-name="P3"/>
      <text:p text:style-name="P3">public class Employee {</text:p>
      <text:p text:style-name="P3"><text:tab/>String ssn;</text:p>
      <text:p text:style-name="P3"><text:tab/>Map&lt;Department,String&gt; positions;</text:p>
      <text:p text:style-name="P3">}</text:p>
      <text:p text:style-name="P3"/>
      <text:p text:style-name="P3">CREATE TABLE EMP (</text:p>
      <text:p text:style-name="P3"><text:s text:c="4"/>SSN CHAR(10) PRIMARY KEY</text:p>
      <text:p text:style-name="P3">)</text:p>
      <text:p text:style-name="P3"/>
      <text:p text:style-name="P3">CREATE TABLE DEP (</text:p>
      <text:p text:style-name="P3"><text:s text:c="4"/>NAME VARCHAR(255),</text:p>
      <text:p text:style-name="P3"><text:s text:c="4"/>ID BIGINT,</text:p>
      <text:p text:style-name="P3"><text:s text:c="4"/>PRIMARY KEY (NAME, ID)</text:p>
      <text:p text:style-name="P3">)</text:p>
      <text:p text:style-name="P3"/>
      <text:p text:style-name="P3">CREATE TABLE EMP_POS (</text:p>
      <text:p text:style-name="P3"><text:soft-page-break/><text:s text:c="4"/>EMP_SSN CHAR(10),</text:p>
      <text:p text:style-name="P3"><text:s text:c="4"/>DEP_NAME VARCHAR(255)</text:p>
      <text:p text:style-name="P3"><text:s text:c="4"/>DEP_ID BIGINT,</text:p>
      <text:p text:style-name="P3"><text:s text:c="4"/>POS VARCHAR(255)</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 field type is Map&lt;Department, String&gt; --&gt;</text:p>
      <text:p text:style-name="P3"><text:tab/><text:tab/><text:tab/>&lt;field name="positions" table="EMP_POS"&gt;</text:p>
      <text:p text:style-name="P3"><text:tab/><text:tab/><text:tab/><text:tab/>&lt;join column="EMP_SSN"/&gt;</text:p>
      <text:p text:style-name="P3"><text:tab/><text:tab/><text:tab/><text:tab/>&lt;key&gt;</text:p>
      <text:p text:style-name="P3"><text:tab/><text:tab/><text:tab/><text:tab/><text:tab/>&lt;column name="DEP_NAME" target="NAME"/&gt;</text:p>
      <text:p text:style-name="P3"><text:tab/><text:tab/><text:tab/><text:tab/><text:tab/>&lt;column name="DEP_ID" target="ID"/&gt;</text:p>
      <text:p text:style-name="P3"><text:tab/><text:tab/><text:tab/><text:tab/>&lt;/key&gt;</text:p>
      <text:p text:style-name="P3"><text:tab/><text:tab/><text:tab/><text:tab/>&lt;value column="POS"/&gt;</text:p>
      <text:p text:style-name="P3"><text:tab/><text:tab/><text:tab/>&lt;/field&gt;</text:p>
      <text:p text:style-name="P3"><text:tab/><text:tab/>&lt;/class&gt;</text:p>
      <text:p text:style-name="P3"><text:tab/><text:tab/>&lt;class name="Department" table="DEP"&gt;</text:p>
      <text:p text:style-name="P3"><text:tab/><text:tab/><text:tab/>&lt;field name="name" column="NAME"/&gt;</text:p>
      <text:p text:style-name="P3"><text:tab/><text:tab/><text:tab/>&lt;field name="id" column="ID"/&gt;</text:p>
      <text:p text:style-name="P3"><text:tab/><text:tab/>&lt;/class&gt;</text:p>
      <text:p text:style-name="P3"><text:tab/>&lt;/package&gt;</text:p>
      <text:p text:style-name="P3">&lt;/orm&gt;</text:p>
      <text:h text:style-name="P22" text:outline-level="3">Many-to-One and One-to-Many using Map&lt;String, Employee&gt;</text:h>
      <text:p text:style-name="P4"><text:change-start text:change-id="ct105553181333120"/><text:span text:style-name="T5">Department</text:span><text:change-end text:change-id="ct105553181333120"/> has a <text:change-start text:change-id="ct105553181550528"/><text:span text:style-name="T5">Map&lt;String, Employee&gt;</text:span><text:change-end text:change-id="ct105553181550528"/> mapping the role in the department to the employee. <text:s/><text:change-start text:change-id="ct105553181305920"/><text:span text:style-name="T5">Department</text:span><text:change-end text:change-id="ct105553181305920"/> still has a compound primary key.</text:p>
      <text:p text:style-name="P4">The Map uses the employee’s table that contains the role as well as other employee information. The mapping on the <text:change-start text:change-id="ct105553181363584"/><text:span text:style-name="T5">Department</text:span><text:change-end text:change-id="ct105553181363584"/> side uses the <text:alphabetical-index-mark-start text:id="IMark5226944080" text:main-entry="true"/>mapped-by<text:alphabetical-index-mark-end text:id="IMark5226944080"/> attribute naming the field in the <text:change-start text:change-id="ct105553181290304"/><text:span text:style-name="T5">Employee</text:span><text:change-end text:change-id="ct105553181290304"/> that refers to <text:change-start text:change-id="ct105553181291456"/><text:span text:style-name="T5">Department</text:span><text:change-end text:change-id="ct105553181291456"/>. The key uses the <text:alphabetical-index-mark-start text:id="IMark5226943888" text:main-entry="true"/>mapped-by<text:alphabetical-index-mark-end text:id="IMark5226943888"/> attribute naming the field in <text:change-start text:change-id="ct105553181363776"/><text:span text:style-name="T5">Employee</text:span><text:change-end text:change-id="ct105553181363776"/> that contains the key for the map.</text:p>
      <text:p text:style-name="P3">package com.xyz;</text:p>
      <text:p text:style-name="P3">public class Department {</text:p>
      <text:p text:style-name="P3"><text:tab/>String name;</text:p>
      <text:p text:style-name="P3"><text:tab/>long id;</text:p>
      <text:p text:style-name="P3"><text:tab/>Map&lt;String, Employee&gt; roles;</text:p>
      <text:p text:style-name="P3">}</text:p>
      <text:p text:style-name="P3"/>
      <text:p text:style-name="P3">public class Employee {</text:p>
      <text:p text:style-name="P3"><text:tab/>String ssn;</text:p>
      <text:p text:style-name="P3"><text:tab/>Department dept;</text:p>
      <text:p text:style-name="P3"><text:tab/>String role;</text:p>
      <text:p text:style-name="P3">}</text:p>
      <text:p text:style-name="P3"/>
      <text:p text:style-name="P3">CREATE TABLE EMP (</text:p>
      <text:p text:style-name="P3"><text:tab/>SSN CHAR(10) PRIMARY KEY,</text:p>
      <text:p text:style-name="P3"><text:tab/>DEPT BIGINT,</text:p>
      <text:p text:style-name="P3"><text:tab/>ROLE VARCHAR</text:p>
      <text:p text:style-name="P3">)</text:p>
      <text:p text:style-name="P3"/>
      <text:p text:style-name="P3"><text:soft-page-break/>CREATE TABLE DEP (</text:p>
      <text:p text:style-name="P3"><text:s text:c="4"/>NAME VARCHAR(255),</text:p>
      <text:p text:style-name="P3"><text:s text:c="4"/>ID BIGINT,</text:p>
      <text:p text:style-name="P3"><text:s text:c="4"/>PRIMARY KEY (NAME, ID)</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field name="dept" column="DEP"/&gt;</text:p>
      <text:p text:style-name="P3"><text:tab/><text:tab/><text:tab/>&lt;field name="role" column="ROLE"/&gt;</text:p>
      <text:p text:style-name="P3"><text:tab/><text:tab/>&lt;/class&gt;</text:p>
      <text:p text:style-name="P3"><text:tab/><text:tab/>&lt;class name="Department" table="DEP"&gt;</text:p>
      <text:p text:style-name="P3"><text:tab/><text:tab/><text:tab/>&lt;field name="name" column="NAME"/&gt;</text:p>
      <text:p text:style-name="P3"><text:tab/><text:tab/><text:tab/>&lt;field name="id" column="ID"/&gt;</text:p>
      <text:p text:style-name="P3"><text:tab/><text:tab/><text:tab/>&lt;!-- field type is Map&lt;String, Employee&gt; --&gt;</text:p>
      <text:p text:style-name="P3"><text:tab/><text:tab/><text:tab/>&lt;field name="roles" <text:alphabetical-index-mark-start text:id="IMark5226943888" text:main-entry="true"/>mapped-by<text:alphabetical-index-mark-end text:id="IMark5226943888"/>="dept"&gt;</text:p>
      <text:p text:style-name="P3"><text:tab/><text:tab/><text:tab/><text:tab/>&lt;key <text:alphabetical-index-mark-start text:id="IMark5226943888" text:main-entry="true"/>mapped-by<text:alphabetical-index-mark-end text:id="IMark5226943888"/>="role"/&gt;</text:p>
      <text:p text:style-name="P3"><text:tab/><text:tab/><text:tab/>&lt;/field&gt;</text:p>
      <text:p text:style-name="P3"><text:tab/><text:tab/>&lt;/class&gt;</text:p>
      <text:p text:style-name="P3"><text:tab/>&lt;/package&gt;</text:p>
      <text:p text:style-name="P3">&lt;/orm&gt;</text:p>
      <text:p text:style-name="P4"/>
      <text:p text:style-name="P9"><draw:frame draw:style-name="fr2" draw:name="4" text:anchor-type="as-char" svg:width="7.091cm" svg:height="0.342cm" draw:z-index="13"><draw:image xlink:href="Pictures/2000000700000FB5000000C94FDA4EAC.wmf" xlink:type="simple" xlink:show="embed" xlink:actuate="onLoad"/></draw:frame></text:p>
      <text:h text:style-name="P14" text:outline-level="2">Embedding</text:h>
      <text:p text:style-name="P4">Some of the columns in a table might be mapped as a separate Java class to better match the object model. Embedding works to arbitrary depth.</text:p>
      <text:p text:style-name="P4">Mapping embedded objects supports inheritance. In this case, the <text:span text:style-name="T4">discriminator</text:span> attribute would specify the discriminator strategy.</text:p>
      <text:h text:style-name="P23" text:outline-level="3">Mapping relationships using embedded, referenced, and join table</text:h>
      <text:p text:style-name="P4"><text:change-start text:change-id="ct105553181698560"/><text:span text:style-name="T5">Employee</text:span><text:change-end text:change-id="ct105553181698560"/> has a reference to a business address, which is a standard many-one. <text:s/><text:change-start text:change-id="ct105553182155392"/><text:span text:style-name="T5">Employee</text:span><text:change-end text:change-id="ct105553182155392"/> also has a primary <text:change-start text:change-id="ct105553181308992"/><text:span text:style-name="T5">Address</text:span><text:change-end text:change-id="ct105553181308992"/>, whose data is embedded within the <text:change-start text:change-id="ct105553181306304"/><text:span text:style-name="T5">Employee</text:span><text:change-end text:change-id="ct105553181306304"/> record. <text:s/>Finally, <text:change-start text:change-id="ct105553181298816"/><text:span text:style-name="T5">Employee</text:span><text:change-end text:change-id="ct105553181298816"/> has a <text:change-start text:change-id="ct105553182155776"/><text:span text:style-name="T5">List&lt;Address&gt;</text:span><text:change-end text:change-id="ct105553182155776"/> of secondary <text:change-start text:change-id="ct105553182218624"/><text:span text:style-name="T5">Address</text:span><text:change-end text:change-id="ct105553182218624"/> references, whose data is embedded in the join table.</text:p>
      <text:p text:style-name="P1"><draw:frame draw:style-name="fr1" draw:name="Frame9" text:anchor-type="paragraph" svg:x="-0.002cm" svg:y="-0.002cm" fo:min-width="0.041cm" draw:z-index="30"><draw:text-box fo:min-height="0.041cm"><text:p text:style-name="Frame_20_contents"/></draw:text-box></draw:frame><text:change text:change-id="ct105553181292992"/></text:p>
      <text:p text:style-name="P3">package com.xyz;</text:p>
      <text:p text:style-name="P3">public class Address {</text:p>
      <text:p text:style-name="P3"><text:tab/>String street;</text:p>
      <text:p text:style-name="P3"><text:tab/>String city;</text:p>
      <text:p text:style-name="P3"><text:tab/>String state;</text:p>
      <text:p text:style-name="P3"><text:tab/>String zip;</text:p>
      <text:p text:style-name="P3">}</text:p>
      <text:p text:style-name="P3"/>
      <text:p text:style-name="P3">public class Employee {</text:p>
      <text:p text:style-name="P3"><text:tab/>String ssn;</text:p>
      <text:p text:style-name="P3"><text:tab/>Address businessAddress;</text:p>
      <text:p text:style-name="P3"><text:soft-page-break/><text:tab/>Address primaryAddress;</text:p>
      <text:p text:style-name="P3"><text:tab/>List&lt;Address&gt; secondaryAddresses;</text:p>
      <text:p text:style-name="P3">}</text:p>
      <text:p text:style-name="P3"/>
      <text:p text:style-name="P3">CREATE TABLE ADDR (</text:p>
      <text:p text:style-name="P3"><text:s text:c="4"/>STREET VARCHAR(255) PRIMARY KEY,</text:p>
      <text:p text:style-name="P3"><text:s text:c="4"/>CITY VARCHAR(255),</text:p>
      <text:p text:style-name="P3"><text:s text:c="4"/>STATE CHAR(2),</text:p>
      <text:p text:style-name="P3"><text:s text:c="4"/>ZIPCODE VARCHAR(10)</text:p>
      <text:p text:style-name="P3">)</text:p>
      <text:p text:style-name="P3"><text:s text:c="2"/></text:p>
      <text:p text:style-name="P3">CREATE TABLE EMP (</text:p>
      <text:p text:style-name="P3"><text:s text:c="4"/>SSN CHAR(10) PRIMARY KEY,</text:p>
      <text:p text:style-name="P3"><text:s text:c="4"/>BUSADDR_STREET VARCHAR(255),</text:p>
      <text:p text:style-name="P3"><text:s text:c="4"/>PADDR_STREET VARCHAR(255),</text:p>
      <text:p text:style-name="P3"><text:s text:c="4"/>PADDR_CITY VARCHAR(255),</text:p>
      <text:p text:style-name="P3"><text:s text:c="4"/>PADDR_STATE CHAR(2),</text:p>
      <text:p text:style-name="P3"><text:s text:c="4"/>PADDR_ZIPCODE VARCHAR(10)</text:p>
      <text:p text:style-name="P3">)</text:p>
      <text:p text:style-name="P3"/>
      <text:p text:style-name="P3">CREATE TABLE EMP_ADDRS (</text:p>
      <text:p text:style-name="P3"><text:s text:c="4"/>EMP_SSN CHAR(10),</text:p>
      <text:p text:style-name="P3"><text:s text:c="4"/>IDX INTEGER,</text:p>
      <text:p text:style-name="P3"><text:s text:c="4"/>SADDR_STREET VARCHAR(255),</text:p>
      <text:p text:style-name="P3"><text:s text:c="4"/>SADDR_CITY VARCHAR(255),</text:p>
      <text:p text:style-name="P3"><text:s text:c="4"/>SADDR_STATE CHAR(2),</text:p>
      <text:p text:style-name="P3"><text:s text:c="4"/>SADDR_ZIPCODE VARCHAR(10)</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 field type is Address --&gt;</text:p>
      <text:p text:style-name="P3"><text:tab/><text:tab/><text:tab/>&lt;field name="businessAddress" column="BUSADDR_STREET"/&gt;</text:p>
      <text:p text:style-name="P3"><text:tab/><text:tab/><text:tab/>&lt;!-- field type is Address --&gt;</text:p>
      <text:p text:style-name="P3"><text:tab/><text:tab/><text:tab/>&lt;field name="primaryAddress"&gt;</text:p>
      <text:p text:style-name="P3"><text:tab/><text:tab/><text:tab/><text:tab/>&lt;embedded null-indicator-column="PADDR_STREET"&gt;</text:p>
      <text:p text:style-name="P3"><text:tab/><text:tab/><text:tab/><text:tab/><text:tab/>&lt;field name="street" column="PADDR_STREET"/&gt;</text:p>
      <text:p text:style-name="P3"><text:tab/><text:tab/><text:tab/><text:tab/><text:tab/>&lt;field name="city" column="PADDR_CITY"/&gt;</text:p>
      <text:p text:style-name="P3"><text:tab/><text:tab/><text:tab/><text:tab/><text:tab/>&lt;field name="state" column="PADDR_STATE"/&gt;</text:p>
      <text:p text:style-name="P3"><text:tab/><text:tab/><text:tab/><text:tab/><text:tab/>&lt;field name="zip" column="PADDR_ZIPCODE"/&gt;</text:p>
      <text:p text:style-name="P3"><text:tab/><text:tab/><text:tab/><text:tab/>&lt;/embedded&gt;</text:p>
      <text:p text:style-name="P3"><text:tab/><text:tab/><text:tab/>&lt;/field&gt;</text:p>
      <text:p text:style-name="P3"><text:tab/><text:tab/><text:tab/>&lt;!-- field type is List&lt;Address&gt; --&gt;</text:p>
      <text:p text:style-name="P3"><text:tab/><text:tab/><text:tab/>&lt;field name="secondaryAddresses" table="EMP_ADDRS"&gt;</text:p>
      <text:p text:style-name="P3"><text:tab/><text:tab/><text:tab/><text:tab/>&lt;join column="EMP_SSN"/&gt;</text:p>
      <text:p text:style-name="P3"><text:tab/><text:tab/><text:tab/><text:tab/>&lt;element&gt;</text:p>
      <text:p text:style-name="P3"><text:tab/><text:tab/><text:tab/><text:tab/><text:tab/>&lt;embedded&gt;</text:p>
      <text:p text:style-name="P3"><text:tab/><text:tab/><text:tab/><text:tab/><text:tab/><text:tab/>&lt;field name="street" column="SADDR_STREET"/&gt;</text:p>
      <text:p text:style-name="P3"><text:tab/><text:tab/><text:tab/><text:tab/><text:tab/><text:tab/>&lt;field name="city" column="SADDR_CITY"/&gt;</text:p>
      <text:p text:style-name="P3"><text:tab/><text:tab/><text:tab/><text:tab/><text:tab/><text:tab/>&lt;field name="state" column="SADDR_STATE"/&gt;</text:p>
      <text:p text:style-name="P3"><text:tab/><text:tab/><text:tab/><text:tab/><text:tab/><text:tab/>&lt;field name="zip" column="SADDR_ZIPCODE"/&gt;</text:p>
      <text:p text:style-name="P3"><text:tab/><text:tab/><text:tab/><text:tab/><text:tab/>&lt;/embedded&gt;</text:p>
      <text:p text:style-name="P3"><text:tab/><text:tab/><text:tab/><text:tab/>&lt;/element&gt;</text:p>
      <text:p text:style-name="P3"><text:tab/><text:tab/><text:tab/><text:tab/>&lt;order column="IDX"/&gt;</text:p>
      <text:p text:style-name="P3"><text:soft-page-break/><text:tab/><text:tab/><text:tab/>&lt;/field&gt;</text:p>
      <text:p text:style-name="P3"><text:tab/><text:tab/>&lt;/class&gt;</text:p>
      <text:p text:style-name="P3"><text:tab/>&lt;/package&gt;</text:p>
      <text:p text:style-name="P3">&lt;/orm&gt;</text:p>
      <text:p text:style-name="P9"><draw:frame draw:style-name="fr2" draw:name="5" text:anchor-type="as-char" svg:width="7.091cm" svg:height="0.342cm" draw:z-index="11"><draw:image xlink:href="Pictures/2000000700000FB5000000C94FDA4EAC.wmf" xlink:type="simple" xlink:show="embed" xlink:actuate="onLoad"/></draw:frame></text:p>
      <text:h text:style-name="P14" text:outline-level="2" text:is-list-header="true"><text:tab/><text:bookmark text:name="R10ForeignKeyConstraintsS"/>15.5<text:tab/><text:bookmark text:name="R10ForeignKeyConstraints"/>Foreign Key Constraints</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11">•<text:tab/>Most elements that can include nested <text:span text:style-name="T1">column</text:span> elements can define <text:span text:style-name="T1">delete-action</text:span> or <text:span text:style-name="T1">update-action</text:span> attributes.</text:p>
      <text:p text:style-name="P11">•<text:tab/>Most elements that can contain nested <text:span text:style-name="T1">column</text:span> elements can define a nested <text:span text:style-name="T1">foreign-key</text:span> element. <text:s/>This element has the following attributes:</text:p>
      <text:p text:style-name="P5">• <text:s/>name: the name of the generated constraint</text:p>
      <text:p text:style-name="P5">• <text:s/>deferred: boolean attribute describing whether the constraint evaluation is deferred until datastore commit</text:p>
      <text:p text:style-name="P5">• <text:s/>delete-action: the foreign key delete action; see below. <text:s/>In this case, the "none" value is not allowed.</text:p>
      <text:p text:style-name="P5">• <text:s/>update-action: the foreign key update action; see below.</text:p>
      <text:p text:style-name="P11">•<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text:alphabetical-index-mark-start text:id="IMark5226943888" text:main-entry="true"/>relationship<text:alphabetical-index-mark-end text:id="IMark5226943888"/> in the object model is mapped, the meaning of delete action and update action refer to the columns in the datastore, not to the fields in the object model.</text:p>
      <text:h text:style-name="P25" text:outline-level="4"><text:tab/><text:tab/>Delete Action, Update Action</text:h>
      <text:p text:style-name="P4">The delete-action and update-action attributes have the following permitted values:</text:p>
      <text:p text:style-name="P11">•<text:tab/>“none”: no foreign key is generated and none is assumed to exist; no special action is required of the implementation</text:p>
      <text:p text:style-name="P11">•<text:tab/>“restrict” (the default): a foreign key with the “restrict” delete action is generated or is assumed to exist; the implementation will require update and delete statements to be executed in proper sequence</text:p>
      <text:p text:style-name="P11">•<text:tab/>“cascade”: a foreign key with the “cascade” delete action is generated or is assumed to exist; the database will automatically delete all rows that refer to the row being deleted</text:p>
      <text:p text:style-name="P11">•<text:tab/>“null”: a foreign key with the “null” delete action is generated or is assumed to exist; a referring key will be nullified if the target key is updated or deleted</text:p>
      <text:p text:style-name="P11"><text:soft-page-break/>•<text:tab/>“default”: a foreign key with the “default” delete action is generated or is assumed to exist</text:p>
      <text:h text:style-name="P24" text:outline-level="3">Many-to-One with foreign key constraint</text:h>
      <text:p text:style-name="P4">A many-one relation from <text:change-start text:change-id="ct105553181667712"/><text:span text:style-name="T5">Employee</text:span><text:change-end text:change-id="ct105553181667712"/> to <text:change-start text:change-id="ct105553182218240"/><text:span text:style-name="T5">Department</text:span><text:change-end text:change-id="ct105553182218240"/>, represented by a standard restrict-action database foreign key.</text:p>
      <text:p text:style-name="P1"><draw:frame draw:style-name="fr1" draw:name="Frame10" text:anchor-type="paragraph" svg:x="-0.002cm" svg:y="-0.002cm" fo:min-width="0.041cm" draw:z-index="31"><draw:text-box fo:min-height="0.041cm"><text:p text:style-name="Frame_20_contents"/></draw:text-box></draw:frame><text:change text:change-id="ct105553182219776"/></text:p>
      <text:p text:style-name="P3">package com.xyz;</text:p>
      <text:p text:style-name="P3">public class Department {</text:p>
      <text:p text:style-name="P3"><text:tab/>String name;</text:p>
      <text:p text:style-name="P3"><text:tab/>long id;</text:p>
      <text:p text:style-name="P3">}</text:p>
      <text:p text:style-name="P3"/>
      <text:p text:style-name="P3">public class Employee {</text:p>
      <text:p text:style-name="P3"><text:tab/>String ssn;</text:p>
      <text:p text:style-name="P3"><text:tab/>Department department;</text:p>
      <text:p text:style-name="P3">}</text:p>
      <text:p text:style-name="P3"/>
      <text:p text:style-name="P3">CREATE TABLE EMP (</text:p>
      <text:p text:style-name="P3"><text:s text:c="4"/>SSN CHAR(10) PRIMARY KEY,</text:p>
      <text:p text:style-name="P3"><text:s text:c="4"/>DEP_NAME VARCHAR(255),</text:p>
      <text:p text:style-name="P3"><text:s text:c="4"/>DEP_ID BIGINT,</text:p>
      <text:p text:style-name="P3"><text:s text:c="4"/>FOREIGN KEY EMP_DEP_FK (DEP_NAME, DEP_ID) REFERENCES DEP (NAME, ID)</text:p>
      <text:p text:style-name="P3">)</text:p>
      <text:p text:style-name="P3"/>
      <text:p text:style-name="P3">CREATE TABLE DEP (</text:p>
      <text:p text:style-name="P3"><text:s text:c="4"/>NAME VARCHAR(255),</text:p>
      <text:p text:style-name="P3"><text:s text:c="4"/>ID BIGINT,</text:p>
      <text:p text:style-name="P3"><text:s text:c="4"/>PRIMARY KEY (NAME, DEP_ID)</text:p>
      <text:p text:style-name="P3">)</text:p>
      <text:p text:style-name="P3"/>
      <text:p text:style-name="P3">&lt;orm&gt;</text:p>
      <text:p text:style-name="P3"><text:tab/>&lt;package name="com.xyz"&gt;</text:p>
      <text:p text:style-name="P3"><text:tab/><text:tab/>&lt;class name="Employee" table="EMP"&gt;</text:p>
      <text:p text:style-name="P3"><text:tab/><text:tab/><text:tab/>&lt;field name="ssn" column="SSN"/&gt;</text:p>
      <text:p text:style-name="P3"><text:tab/><text:tab/><text:tab/>&lt;field name="department"&gt;</text:p>
      <text:p text:style-name="P3"><text:tab/><text:tab/><text:tab/><text:tab/>&lt;column name="DEP_NAME" target="NAME"/&gt;</text:p>
      <text:p text:style-name="P3"><text:tab/><text:tab/><text:tab/><text:tab/>&lt;column name="DEP_ID" target="ID"/&gt;</text:p>
      <text:p text:style-name="P3"><text:tab/><text:tab/><text:tab/><text:tab/>&lt;foreign-key name="EMP_DEP_FK"/&gt;</text:p>
      <text:p text:style-name="P3"><text:tab/><text:tab/><text:tab/>&lt;/field&gt;</text:p>
      <text:p text:style-name="P3"><text:tab/><text:tab/>&lt;/class&gt;</text:p>
      <text:p text:style-name="P3"><text:tab/><text:tab/>&lt;class name="Department" table="DEP"&gt;</text:p>
      <text:p text:style-name="P3"><text:tab/><text:tab/><text:tab/>&lt;field name="name" column="NAME"/&gt;</text:p>
      <text:p text:style-name="P3"><text:tab/><text:tab/><text:tab/>&lt;field name="id" column="ID"/&gt;</text:p>
      <text:p text:style-name="P3"><text:tab/><text:tab/>&lt;/class&gt;</text:p>
      <text:p text:style-name="P3"><text:tab/>&lt;/package&gt;</text:p>
      <text:p text:style-name="P3">&lt;/orm&gt;</text:p>
      <text:p text:style-name="P3"/>
      <text:p text:style-name="P9"><text:soft-page-break/><draw:frame draw:style-name="fr2" draw:name="6" text:anchor-type="as-char" svg:width="7.091cm" svg:height="0.342cm" draw:z-index="19"><draw:image xlink:href="Pictures/2000000700000FB5000000C94FDA4EAC.wmf" xlink:type="simple" xlink:show="embed" xlink:actuate="onLoad"/></draw:frame></text:p>
      <text:h text:style-name="P14"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11">•<text:tab/>Most elements that can include nested <text:span text:style-name="T1">column</text:span> elements can define an <text:span text:style-name="T1">indexed</text:span> attribute. <text:s/>This attribute has three possible values:</text:p>
      <text:p text:style-name="P5">• <text:s/>true: generate a standard index on the datastore representation of the element</text:p>
      <text:p text:style-name="P5">• <text:s/>false: do not generate an index on the element</text:p>
      <text:p text:style-name="P5">• <text:s/>unique: generate a unique index on the element</text:p>
      <text:p text:style-name="P11">•<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5">• <text:s/>name: the name of the generated index</text:p>
      <text:p text:style-name="P5">• <text:s/>unique: boolean attribute describing whether to generate a unique index<text:change text:change-id="ct105553181296512"/></text:p>
      <text:p text:style-name="P11">•<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26"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11">•<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11">•<text:tab/>Most elements that can contain nested column elements can define a nested <text:span text:style-name="T1">unique</text:span> element. <text:s/>This element has the following attributes:</text:p>
      <text:p text:style-name="P5">• <text:s/>name: the name of the generated constraint</text:p>
      <text:p text:style-name="P5">• <text:s/>deferred: boolean attribute describing whether the constraint evaluation is deferred until datastore commit</text:p>
      <text:p text:style-name="P11">•<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24" text:outline-level="3"><text:soft-page-break/>Single-field and Compound Indexes</text:h>
      <text:p text:style-name="P4">This example demonstrates single-field and compound indexes.</text:p>
      <text:p text:style-name="P1"><draw:frame draw:style-name="fr1" draw:name="Frame11" text:anchor-type="paragraph" svg:x="-0.002cm" svg:y="-0.002cm" fo:min-width="0.041cm" draw:z-index="32"><draw:text-box fo:min-height="0.041cm"><text:p text:style-name="Frame_20_contents"/></draw:text-box></draw:frame><text:change text:change-id="ct105553182279168"/></text:p>
      <text:p text:style-name="P3">package com.xyz;</text:p>
      <text:p text:style-name="P3">public class Address {</text:p>
      <text:p text:style-name="P3"><text:tab/>String street;</text:p>
      <text:p text:style-name="P3"><text:tab/>String city;</text:p>
      <text:p text:style-name="P3"><text:tab/>String state;</text:p>
      <text:p text:style-name="P3"><text:tab/>String zip;</text:p>
      <text:p text:style-name="P3">}</text:p>
      <text:p text:style-name="P3"/>
      <text:p text:style-name="P3">CREATE TABLE ADDR (</text:p>
      <text:p text:style-name="P3"><text:s text:c="4"/>STREET VARCHAR(255) PRIMARY KEY,</text:p>
      <text:p text:style-name="P3"><text:s text:c="4"/>CITY VARCHAR(255),</text:p>
      <text:p text:style-name="P3"><text:s text:c="4"/>STATE CHAR(2),</text:p>
      <text:p text:style-name="P3"><text:s text:c="4"/>ZIPCODE VARCHAR(10)</text:p>
      <text:p text:style-name="P3">)</text:p>
      <text:p text:style-name="P3"/>
      <text:p text:style-name="P3">&lt;orm&gt;</text:p>
      <text:p text:style-name="P3"><text:tab/>&lt;package name="com.xyz"&gt;</text:p>
      <text:p text:style-name="P3"><text:tab/><text:tab/>&lt;class name="Address" table="ADDR"&gt;</text:p>
      <text:p text:style-name="P3"><text:tab/><text:tab/><text:tab/>&lt;index name="ADDR_CITYSTATE_IDX"&gt;</text:p>
      <text:p text:style-name="P3"><text:tab/><text:tab/><text:tab/><text:tab/>&lt;column name="CITY"/&gt;</text:p>
      <text:p text:style-name="P3"><text:tab/><text:tab/><text:tab/><text:tab/>&lt;column name="STATE"/&gt;</text:p>
      <text:p text:style-name="P3"><text:tab/><text:tab/><text:tab/>&lt;/index&gt;</text:p>
      <text:p text:style-name="P3"><text:tab/><text:tab/><text:tab/>&lt;field name="street" column="STREET"/&gt;</text:p>
      <text:p text:style-name="P3"><text:tab/><text:tab/><text:tab/>&lt;field name="city" column="CITY"/&gt;</text:p>
      <text:p text:style-name="P3"><text:tab/><text:tab/><text:tab/>&lt;field name="state" column="STATE"/&gt;</text:p>
      <text:p text:style-name="P3"><text:tab/><text:tab/><text:tab/>&lt;field name="zip" column="ZIPCODE"&gt;</text:p>
      <text:p text:style-name="P3"><text:tab/><text:tab/><text:tab/><text:tab/>&lt;index name="ADDR_ZIP_IDX"/&gt;</text:p>
      <text:p text:style-name="P3"><text:tab/><text:tab/><text:tab/>&lt;/field&gt;</text:p>
      <text:p text:style-name="P3"><text:tab/><text:tab/>&lt;/class&gt;</text:p>
      <text:p text:style-name="P3"><text:tab/>&lt;/package&gt;</text:p>
      <text:p text:style-name="P3">&lt;/orm&gt;</text:p>
      <text:p text:style-name="P9"><draw:frame draw:style-name="fr2" draw:name="7" text:anchor-type="as-char" svg:width="7.091cm" svg:height="0.342cm" draw:z-index="22"><draw:image xlink:href="Pictures/2000000700000FB5000000C94FDA4EAC.wmf" xlink:type="simple" xlink:show="embed" xlink:actuate="onLoad"/></draw:frame></text:p>
      <text:h text:style-name="P14" text:outline-level="2"><text:bookmark text:name="R10Inheritance"/>Inheritance</text:h>
      <text:p text:style-name="P4">Each class can declare an inheritance strategy. <text:s/>Four strategies are supported by standard metadata: new-table, superclass-table, subclass-table, and complete-table. </text:p>
      <text:p text:style-name="P11">•<text:tab/>new-table creates a new table for the fields of the class.</text:p>
      <text:p text:style-name="P11">•<text:tab/>superclass-table maps the fields of the class into the superclass table.</text:p>
      <text:p text:style-name="P11">•<text:tab/>subclass-table forces subclasses to map the fields of the class to their own table.</text:p>
      <text:p text:style-name="bullet">•<text:tab/>complete-table causes all fields including superclass fields to be mapped in the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4">Another pattern maps all fields including superclass fields to columns in the mapped table. This pattern is achieved by specifying complete-table for the strategy.</text:p>
      <text:p text:style-name="P9"><draw:frame draw:style-name="fr2" draw:name="8" text:anchor-type="as-char" svg:width="7.091cm" svg:height="0.342cm" draw:z-index="25"><draw:image xlink:href="Pictures/2000000700000FB5000000C94FDA4EAC.wmf" xlink:type="simple" xlink:show="embed" xlink:actuate="onLoad"/></draw:frame></text:p>
      <text:h text:style-name="P14"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23"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1"><draw:frame draw:style-name="fr1" draw:name="Frame12" text:anchor-type="paragraph" svg:x="-0.002cm" svg:y="-0.002cm" fo:min-width="0.041cm" draw:z-index="33"><draw:text-box fo:min-height="0.041cm"><text:p text:style-name="Frame_20_contents"/></draw:text-box></draw:frame><text:change text:change-id="ct105553182221312"/></text:p>
      <text:p text:style-name="P3">package com.xyz;</text:p>
      <text:p text:style-name="P3">public class Employee {</text:p>
      <text:p text:style-name="P3"><text:tab/>String ssn;</text:p>
      <text:p text:style-name="P3">}</text:p>
      <text:p text:style-name="P3">public class PartTimeEmployee extends Employee {</text:p>
      <text:p text:style-name="P3"><text:tab/>double hourlyWage;</text:p>
      <text:p text:style-name="P3">}</text:p>
      <text:p text:style-name="P3">public class FullTimeEmployee extends Employee {</text:p>
      <text:p text:style-name="P3"><text:tab/>double salary;</text:p>
      <text:p text:style-name="P3">}</text:p>
      <text:p text:style-name="P3"/>
      <text:p text:style-name="P3">CREATE TABLE EMP (</text:p>
      <text:p text:style-name="P3"><text:s text:c="4"/>SSN CHAR(10) PRIMARY KEY,</text:p>
      <text:p text:style-name="P3"><text:s text:c="4"/>TYPE CHAR(1),</text:p>
      <text:p text:style-name="P3"><text:s text:c="4"/>WAGE FLOAT,</text:p>
      <text:p text:style-name="P3"><text:soft-page-break/><text:s text:c="4"/>SALARY FLOAT,</text:p>
      <text:p text:style-name="P3"><text:s text:c="4"/>VERS INTEGER</text:p>
      <text:p text:style-name="P3">)</text:p>
      <text:p text:style-name="P3"/>
      <text:p text:style-name="P3">&lt;orm&gt;</text:p>
      <text:p text:style-name="P3"><text:tab/>&lt;package name="com.xyz"&gt;</text:p>
      <text:p text:style-name="P3"><text:tab/><text:tab/>&lt;class name="Employee" table="EMP"&gt;</text:p>
      <text:p text:style-name="P3"><text:tab/><text:tab/><text:tab/>&lt;inheritance strategy="new-table"&gt;</text:p>
      <text:p text:style-name="P3"><text:tab/><text:tab/><text:tab/><text:tab/>&lt;discriminator value="E" column="TYPE"/&gt;</text:p>
      <text:p text:style-name="P3"><text:tab/><text:tab/><text:tab/>&lt;/inheritance&gt;</text:p>
      <text:p text:style-name="P3"><text:tab/><text:tab/><text:tab/>&lt;version strategy="version-number" column="VERS"/&gt;</text:p>
      <text:p text:style-name="P3"><text:tab/><text:tab/><text:tab/>&lt;field name="ssn" column="SSN"/&gt;</text:p>
      <text:p text:style-name="P3"><text:tab/><text:tab/>&lt;/class&gt;</text:p>
      <text:p text:style-name="P3"><text:tab/><text:tab/>&lt;class name="PartTimeEmployee"&gt;</text:p>
      <text:p text:style-name="P3"><text:tab/><text:tab/><text:tab/>&lt;inheritance strategy="superclass-table"&gt;</text:p>
      <text:p text:style-name="P3"><text:tab/><text:tab/><text:tab/><text:tab/>&lt;discriminator value="P"/&gt;</text:p>
      <text:p text:style-name="P3"><text:tab/><text:tab/><text:tab/>&lt;/inheritance&gt;</text:p>
      <text:p text:style-name="P3"><text:tab/><text:tab/><text:tab/>&lt;field name="hourlyWage" column="WAGE"/&gt;</text:p>
      <text:p text:style-name="P3"><text:tab/><text:tab/>&lt;/class&gt;</text:p>
      <text:p text:style-name="P3"><text:tab/><text:tab/>&lt;class name="FullTimeEmployee"&gt;</text:p>
      <text:p text:style-name="P3"><text:tab/><text:tab/><text:tab/>&lt;inheritance strategy="superclass-table"&gt;</text:p>
      <text:p text:style-name="P3"><text:tab/><text:tab/><text:tab/><text:tab/>&lt;discriminator value="F"/&gt;</text:p>
      <text:p text:style-name="P3"><text:tab/><text:tab/><text:tab/>&lt;/inheritance&gt;</text:p>
      <text:p text:style-name="P3"><text:tab/><text:tab/><text:tab/>&lt;field name="salary" column="SALARY"/&gt;</text:p>
      <text:p text:style-name="P3"><text:tab/><text:tab/>&lt;/class&gt;</text:p>
      <text:p text:style-name="P3"><text:tab/>&lt;/package&gt;</text:p>
      <text:p text:style-name="P3">&lt;/orm&gt;</text:p>
      <text:h text:style-name="P22"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1"/>
      <text:p text:style-name="P3"><draw:frame draw:style-name="fr1" draw:name="Frame13" text:anchor-type="paragraph" svg:x="-0.002cm" svg:y="-0.002cm" fo:min-width="0.041cm" draw:z-index="34"><draw:text-box fo:min-height="0.041cm"><text:p text:style-name="Frame_20_contents"/></draw:text-box></draw:frame>CREATE TABLE EMP (</text:p>
      <text:p text:style-name="P3"><text:s text:c="4"/>SSN CHAR(10) PRIMARY KEY,</text:p>
      <text:p text:style-name="P3"><text:s text:c="4"/>JAVA_CLS VARCHAR(255)</text:p>
      <text:p text:style-name="P3">)</text:p>
      <text:p text:style-name="P3"/>
      <text:p text:style-name="P3">CREATE TABLE <text:s/>PART_EMP (</text:p>
      <text:p text:style-name="P3"><text:s text:c="4"/>EMP_SSN CHAR(10) PRIMARY KEY,</text:p>
      <text:p text:style-name="P3"><text:s text:c="4"/>WAGE FLOAT</text:p>
      <text:p text:style-name="P3">)</text:p>
      <text:p text:style-name="P3"/>
      <text:p text:style-name="P3">CREATE TABLE FULL_EMP (</text:p>
      <text:p text:style-name="P3"><text:s text:c="4"/>EMP_SSN CHAR(10) PRIMARY KEY,</text:p>
      <text:p text:style-name="P3"><text:s text:c="4"/>SALARY FLOAT</text:p>
      <text:p text:style-name="P3">)</text:p>
      <text:p text:style-name="P3"/>
      <text:p text:style-name="P3">&lt;orm&gt;</text:p>
      <text:p text:style-name="P3"><text:tab/>&lt;package name="com.xyz"&gt;</text:p>
      <text:p text:style-name="P3"><text:tab/><text:tab/>&lt;class name="Employee" table="EMP"&gt;</text:p>
      <text:p text:style-name="P3"><text:tab/><text:tab/><text:tab/>&lt;inheritance strategy="new-table"&gt;</text:p>
      <text:p text:style-name="P3"><text:tab/><text:tab/><text:tab/><text:tab/>&lt;discriminator strategy="class-name" column="JAVA_CLS"/&gt;</text:p>
      <text:p text:style-name="P3"><text:tab/><text:tab/><text:tab/>&lt;/inheritance&gt;</text:p>
      <text:p text:style-name="P3"><text:soft-page-break/><text:tab/><text:tab/><text:tab/>&lt;version strategy="state-comparison"/&gt;</text:p>
      <text:p text:style-name="P3"><text:tab/><text:tab/><text:tab/>&lt;field name="ssn" column="SSN"/&gt;</text:p>
      <text:p text:style-name="P3"><text:tab/><text:tab/>&lt;/class&gt;</text:p>
      <text:p text:style-name="P3"><text:tab/><text:tab/>&lt;class name="PartTimeEmployee" table="PART_EMP"&gt;</text:p>
      <text:p text:style-name="P3"><text:tab/><text:tab/><text:tab/>&lt;inheritance strategy="new-table"&gt;</text:p>
      <text:p text:style-name="P3"><text:tab/><text:tab/><text:tab/><text:tab/>&lt;join column="EMP_SSN"/&gt;</text:p>
      <text:p text:style-name="P3"><text:tab/><text:tab/><text:tab/>&lt;/inheritance&gt;</text:p>
      <text:p text:style-name="P3"><text:tab/><text:tab/><text:tab/>&lt;field name="hourlyWage" column="WAGE"/&gt;</text:p>
      <text:p text:style-name="P3"><text:tab/><text:tab/>&lt;/class&gt;</text:p>
      <text:p text:style-name="P3"><text:tab/><text:tab/>&lt;class name="FullTimeEmployee" table="FULL_EMP"&gt;</text:p>
      <text:p text:style-name="P3"><text:tab/><text:tab/><text:tab/>&lt;inheritance strategy="new-table"&gt;</text:p>
      <text:p text:style-name="P3"><text:tab/><text:tab/><text:tab/><text:tab/>&lt;join column="EMP_SSN"/&gt;</text:p>
      <text:p text:style-name="P3"><text:tab/><text:tab/><text:tab/>&lt;/inheritance&gt;</text:p>
      <text:p text:style-name="P3"><text:tab/><text:tab/><text:tab/>&lt;field name="salary" column="SALARY"/&gt;</text:p>
      <text:p text:style-name="P3"><text:tab/><text:tab/>&lt;/class&gt;</text:p>
      <text:p text:style-name="P3"><text:tab/>&lt;/package&gt;</text:p>
      <text:p text:style-name="P3">&lt;/orm&gt;</text:p>
      <text:h text:style-name="P22" text:outline-level="3">Inheritance with subclass-table</text:h>
      <text:p text:style-name="P4">This example maps superclass fields to each subclass table. </text:p>
      <text:p text:style-name="P1"/>
      <text:p text:style-name="P3"><draw:frame draw:style-name="fr1" draw:name="Frame14" text:anchor-type="paragraph" svg:x="-0.002cm" svg:y="-0.002cm" fo:min-width="0.041cm" draw:z-index="35"><draw:text-box fo:min-height="0.041cm"><text:p text:style-name="Frame_20_contents"/></draw:text-box></draw:frame>CREATE TABLE <text:s/>PART_EMP (</text:p>
      <text:p text:style-name="P3"><text:s text:c="4"/>EMP_SSN CHAR(10) PRIMARY KEY,</text:p>
      <text:p text:style-name="P3"><text:s text:c="4"/>WAGE FLOAT</text:p>
      <text:p text:style-name="P3">)</text:p>
      <text:p text:style-name="P3"/>
      <text:p text:style-name="P3">CREATE TABLE FULL_EMP (</text:p>
      <text:p text:style-name="P3"><text:s text:c="4"/>EMP_SSN CHAR(10) PRIMARY KEY,</text:p>
      <text:p text:style-name="P3"><text:s text:c="4"/>SALARY FLOAT</text:p>
      <text:p text:style-name="P3">)</text:p>
      <text:p text:style-name="P3"/>
      <text:p text:style-name="P3">&lt;orm&gt;</text:p>
      <text:p text:style-name="P3"><text:tab/>&lt;package name="com.xyz"&gt;</text:p>
      <text:p text:style-name="P3"><text:tab/><text:tab/>&lt;class name="Employee"&gt;</text:p>
      <text:p text:style-name="P3"><text:tab/><text:tab/><text:tab/>&lt;inheritance strategy="subclass-table"/&gt;</text:p>
      <text:p text:style-name="P3"><text:tab/><text:tab/>&lt;/class&gt;</text:p>
      <text:p text:style-name="P3"><text:tab/><text:tab/>&lt;class name="PartTimeEmployee" table="PART_EMP"&gt;</text:p>
      <text:p text:style-name="P3"><text:tab/><text:tab/><text:tab/>&lt;inheritance strategy="new-table"/&gt;</text:p>
      <text:p text:style-name="P3"><text:tab/><text:tab/><text:tab/>&lt;field name="Employee.ssn" column="EMP_SSN"/&gt;</text:p>
      <text:p text:style-name="P3"><text:tab/><text:tab/><text:tab/>&lt;field name="hourlyWage" column="WAGE"/&gt;</text:p>
      <text:p text:style-name="P3"><text:tab/><text:tab/>&lt;/class&gt;</text:p>
      <text:p text:style-name="P3"><text:tab/><text:tab/>&lt;class name="FullTimeEmployee" table="FULL_EMP"&gt;</text:p>
      <text:p text:style-name="P3"><text:tab/><text:tab/><text:tab/>&lt;inheritance strategy="new-table"/&gt;</text:p>
      <text:p text:style-name="P3"><text:tab/><text:tab/><text:tab/>&lt;field name="Employee.ssn" column="EMP_SSN"/&gt;</text:p>
      <text:p text:style-name="P3"><text:tab/><text:tab/><text:tab/>&lt;field name="salary" column="SALARY"/&gt;</text:p>
      <text:p text:style-name="P3"><text:tab/><text:tab/>&lt;/class&gt;</text:p>
      <text:p text:style-name="P3"><text:tab/>&lt;/package&gt;</text:p>
      <text:p text:style-name="P3">&lt;/orm&gt;</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1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creation-date>2012-06-24T15:53:53.75</meta:creation-date>
    <meta:editing-duration>PT1H7M48S</meta:editing-duration>
    <meta:generator>OpenOffice/4.1.6$Unix OpenOffice.org_project/416m1$Build-9790</meta:generator>
    <dc:title>JDO_Chapter</dc:title>
    <dc:date>2021-07-18T22:36:23</dc:date>
    <dc:creator>Michael Bouschen</dc:creator>
    <meta:document-statistic meta:table-count="0" meta:image-count="9" meta:object-count="0" meta:page-count="20" meta:paragraph-count="691" meta:word-count="4943" meta:character-count="353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